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da-results" table:style-name="ta1">
        <table:shapes>
          <draw:frame draw:z-index="0" draw:style-name="gr1" draw:text-style-name="P1" svg:width="6.2988in" svg:height="3.5429in" svg:x="11.7772in" svg:y="0.6039in">
            <draw:object draw:notify-on-update-of-ranges="'cuda-results'.J14:'cuda-results'.J14 'cuda-results'.J15:'cuda-results'.J17 'cuda-results'.K14:'cuda-results'.K14 'cuda-results'.K15:'cuda-results'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7882in" svg:y="5.0902in">
            <draw:object draw:notify-on-update-of-ranges="'cuda-results'.J20:'cuda-results'.J20 'cuda-results'.J21:'cuda-results'.J23 'cuda-results'.K20:'cuda-results'.K20 'cuda-results'.K21:'cuda-results'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Total time</text:p>
          </table:table-cell>
          <table:table-cell office:value-type="string" calcext:value-type="string">
            <text:p>Calculation time</text:p>
          </table:table-cell>
          <table:table-cell office:value-type="string" calcext:value-type="string">
            <text:p>Alloc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Diff from true PI</text:p>
          </table:table-cell>
          <table:table-cell/>
          <table:table-cell office:value-type="string" calcext:value-type="string">
            <text:p>Start total</text:p>
          </table:table-cell>
          <table:table-cell office:value-type="string" calcext:value-type="string">
            <text:p>Stop total</text:p>
          </table:table-cell>
          <table:table-cell office:value-type="string" calcext:value-type="string">
            <text:p>Start calc</text:p>
          </table:table-cell>
          <table:table-cell office:value-type="string" calcext:value-type="string">
            <text:p>Stop calc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ulation time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0.936905" calcext:value-type="float">
            <text:p>0.936905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920748" calcext:value-type="float">
            <text:p>0.9207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01</text:p>
          </table:table-cell>
          <table:table-cell table:formula="of:=AVERAGE(INDIRECT([.I2]):INDIRECT([.J2]))" office:value-type="float" office:value="0.92971711" calcext:value-type="float">
            <text:p>0.92971711</text:p>
          </table:table-cell>
          <table:table-cell table:formula="of:=AVERAGE(INDIRECT([.K2]):INDIRECT([.L2]))" office:value-type="float" office:value="0.01608097" calcext:value-type="float">
            <text:p>0.01608097</text:p>
          </table:table-cell>
          <table:table-cell table:formula="of:=[.D2]" office:value-type="float" office:value="24000000" calcext:value-type="float">
            <text:p>24000000</text:p>
          </table:table-cell>
        </table:table-row>
        <table:table-row table:style-name="ro1">
          <table:table-cell office:value-type="float" office:value="0.912848" calcext:value-type="float">
            <text:p>0.912848</text:p>
          </table:table-cell>
          <table:table-cell office:value-type="float" office:value="0.016025" calcext:value-type="float">
            <text:p>0.016025</text:p>
          </table:table-cell>
          <table:table-cell office:value-type="float" office:value="0.896682" calcext:value-type="float">
            <text:p>0.8966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102</text:p>
          </table:table-cell>
          <table:table-cell office:value-type="string" calcext:value-type="string">
            <text:p>A201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B201</text:p>
          </table:table-cell>
          <table:table-cell table:formula="of:=AVERAGE(INDIRECT([.I3]):INDIRECT([.J3]))" office:value-type="float" office:value="0.94780062" calcext:value-type="float">
            <text:p>0.94780062</text:p>
          </table:table-cell>
          <table:table-cell table:formula="of:=AVERAGE(INDIRECT([.K3]):INDIRECT([.L3]))" office:value-type="float" office:value="0.0321147" calcext:value-type="float">
            <text:p>0.0321147</text:p>
          </table:table-cell>
          <table:table-cell table:formula="of:=48000000" office:value-type="float" office:value="48000000" calcext:value-type="float">
            <text:p>48000000</text:p>
          </table:table-cell>
        </table:table-row>
        <table:table-row table:style-name="ro1">
          <table:table-cell office:value-type="float" office:value="0.913616" calcext:value-type="float">
            <text:p>0.913616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.897377" calcext:value-type="float">
            <text:p>0.8973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02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B301</text:p>
          </table:table-cell>
          <table:table-cell table:formula="of:=AVERAGE(INDIRECT([.I4]):INDIRECT([.J4]))" office:value-type="float" office:value="0.980070249999999" calcext:value-type="float">
            <text:p>0.980070249999999</text:p>
          </table:table-cell>
          <table:table-cell table:formula="of:=AVERAGE(INDIRECT([.K4]):INDIRECT([.L4]))" office:value-type="float" office:value="0.06417807" calcext:value-type="float">
            <text:p>0.06417807</text:p>
          </table:table-cell>
          <table:table-cell office:value-type="float" office:value="96000000" calcext:value-type="float">
            <text:p>96000000</text:p>
          </table:table-cell>
        </table:table-row>
        <table:table-row table:style-name="ro1">
          <table:table-cell office:value-type="float" office:value="0.911606" calcext:value-type="float">
            <text:p>0.911606</text:p>
          </table:table-cell>
          <table:table-cell office:value-type="float" office:value="0.016026" calcext:value-type="float">
            <text:p>0.016026</text:p>
          </table:table-cell>
          <table:table-cell office:value-type="float" office:value="0.895441" calcext:value-type="float">
            <text:p>0.8954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511" calcext:value-type="float">
            <text:p>0.913511</text:p>
          </table:table-cell>
          <table:table-cell office:value-type="float" office:value="0.016031" calcext:value-type="float">
            <text:p>0.016031</text:p>
          </table:table-cell>
          <table:table-cell office:value-type="float" office:value="0.897339" calcext:value-type="float">
            <text:p>0.8973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0899" calcext:value-type="float">
            <text:p>0.930899</text:p>
          </table:table-cell>
          <table:table-cell office:value-type="float" office:value="0.016009" calcext:value-type="float">
            <text:p>0.016009</text:p>
          </table:table-cell>
          <table:table-cell office:value-type="float" office:value="0.914758" calcext:value-type="float">
            <text:p>0.9147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2252" calcext:value-type="float">
            <text:p>0.932252</text:p>
          </table:table-cell>
          <table:table-cell office:value-type="float" office:value="0.016051" calcext:value-type="float">
            <text:p>0.016051</text:p>
          </table:table-cell>
          <table:table-cell office:value-type="float" office:value="0.916063" calcext:value-type="float">
            <text:p>0.9160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94" calcext:value-type="float">
            <text:p>0.92494</text:p>
          </table:table-cell>
          <table:table-cell office:value-type="float" office:value="0.016084" calcext:value-type="float">
            <text:p>0.016084</text:p>
          </table:table-cell>
          <table:table-cell office:value-type="float" office:value="0.908717" calcext:value-type="float">
            <text:p>0.908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791" calcext:value-type="float">
            <text:p>0.926791</text:p>
          </table:table-cell>
          <table:table-cell office:value-type="float" office:value="0.016034" calcext:value-type="float">
            <text:p>0.016034</text:p>
          </table:table-cell>
          <table:table-cell office:value-type="float" office:value="0.91062" calcext:value-type="float">
            <text:p>0.910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2676" calcext:value-type="float">
            <text:p>0.912676</text:p>
          </table:table-cell>
          <table:table-cell office:value-type="float" office:value="0.016055" calcext:value-type="float">
            <text:p>0.016055</text:p>
          </table:table-cell>
          <table:table-cell office:value-type="float" office:value="0.896484" calcext:value-type="float">
            <text:p>0.8964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6094" calcext:value-type="float">
            <text:p>0.966094</text:p>
          </table:table-cell>
          <table:table-cell office:value-type="float" office:value="0.016091" calcext:value-type="float">
            <text:p>0.016091</text:p>
          </table:table-cell>
          <table:table-cell office:value-type="float" office:value="0.949862" calcext:value-type="float">
            <text:p>0.949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208" calcext:value-type="float">
            <text:p>0.93208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0.915838" calcext:value-type="float">
            <text:p>0.915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0964" calcext:value-type="float">
            <text:p>0.930964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914729" calcext:value-type="float">
            <text:p>0.9147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total time</text:p>
          </table:table-cell>
          <table:table-cell table:number-columns-repeated="4"/>
        </table:table-row>
        <table:table-row table:style-name="ro1">
          <table:table-cell office:value-type="float" office:value="0.927265" calcext:value-type="float">
            <text:p>0.927265</text:p>
          </table:table-cell>
          <table:table-cell office:value-type="float" office:value="0.016081" calcext:value-type="float">
            <text:p>0.016081</text:p>
          </table:table-cell>
          <table:table-cell office:value-type="float" office:value="0.911043" calcext:value-type="float">
            <text:p>0.911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24M</text:p>
          </table:table-cell>
          <table:table-cell office:value-type="float" office:value="0.92971711" calcext:value-type="float">
            <text:p>0.92971711</text:p>
          </table:table-cell>
          <table:table-cell table:number-columns-repeated="4"/>
        </table:table-row>
        <table:table-row table:style-name="ro1">
          <table:table-cell office:value-type="float" office:value="0.94887" calcext:value-type="float">
            <text:p>0.94887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932637" calcext:value-type="float">
            <text:p>0.9326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48M</text:p>
          </table:table-cell>
          <table:table-cell office:value-type="float" office:value="0.94780062" calcext:value-type="float">
            <text:p>0.94780062</text:p>
          </table:table-cell>
          <table:table-cell table:number-columns-repeated="4"/>
        </table:table-row>
        <table:table-row table:style-name="ro1">
          <table:table-cell office:value-type="float" office:value="0.913709" calcext:value-type="float">
            <text:p>0.913709</text:p>
          </table:table-cell>
          <table:table-cell office:value-type="float" office:value="0.016048" calcext:value-type="float">
            <text:p>0.016048</text:p>
          </table:table-cell>
          <table:table-cell office:value-type="float" office:value="0.897525" calcext:value-type="float">
            <text:p>0.8975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96M</text:p>
          </table:table-cell>
          <table:table-cell office:value-type="float" office:value="0.980070249999999" calcext:value-type="float">
            <text:p>0.980070249999999</text:p>
          </table:table-cell>
          <table:table-cell table:number-columns-repeated="4"/>
        </table:table-row>
        <table:table-row table:style-name="ro1">
          <table:table-cell office:value-type="float" office:value="0.943888" calcext:value-type="float">
            <text:p>0.943888</text:p>
          </table:table-cell>
          <table:table-cell office:value-type="float" office:value="0.016021" calcext:value-type="float">
            <text:p>0.016021</text:p>
          </table:table-cell>
          <table:table-cell office:value-type="float" office:value="0.927737" calcext:value-type="float">
            <text:p>0.9277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134" calcext:value-type="float">
            <text:p>0.945134</text:p>
          </table:table-cell>
          <table:table-cell office:value-type="float" office:value="0.016111" calcext:value-type="float">
            <text:p>0.016111</text:p>
          </table:table-cell>
          <table:table-cell office:value-type="float" office:value="0.92888" calcext:value-type="float">
            <text:p>0.928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6" calcext:value-type="float">
            <text:p>0.9356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0.919399" calcext:value-type="float">
            <text:p>0.9193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calculation time</text:p>
          </table:table-cell>
          <table:table-cell table:number-columns-repeated="4"/>
        </table:table-row>
        <table:table-row table:style-name="ro1">
          <table:table-cell office:value-type="float" office:value="0.933344" calcext:value-type="float">
            <text:p>0.933344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917165" calcext:value-type="float">
            <text:p>0.9171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24M</text:p>
          </table:table-cell>
          <table:table-cell office:value-type="float" office:value="0.01608097" calcext:value-type="float">
            <text:p>0.01608097</text:p>
          </table:table-cell>
          <table:table-cell table:number-columns-repeated="4"/>
        </table:table-row>
        <table:table-row table:style-name="ro1">
          <table:table-cell office:value-type="float" office:value="0.926343" calcext:value-type="float">
            <text:p>0.926343</text:p>
          </table:table-cell>
          <table:table-cell office:value-type="float" office:value="0.016112" calcext:value-type="float">
            <text:p>0.016112</text:p>
          </table:table-cell>
          <table:table-cell office:value-type="float" office:value="0.910087" calcext:value-type="float">
            <text:p>0.9100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48M</text:p>
          </table:table-cell>
          <table:table-cell office:value-type="float" office:value="0.0321147" calcext:value-type="float">
            <text:p>0.0321147</text:p>
          </table:table-cell>
          <table:table-cell table:number-columns-repeated="4"/>
        </table:table-row>
        <table:table-row table:style-name="ro1">
          <table:table-cell office:value-type="float" office:value="0.929066" calcext:value-type="float">
            <text:p>0.929066</text:p>
          </table:table-cell>
          <table:table-cell office:value-type="float" office:value="0.016031" calcext:value-type="float">
            <text:p>0.016031</text:p>
          </table:table-cell>
          <table:table-cell office:value-type="float" office:value="0.912905" calcext:value-type="float">
            <text:p>0.9129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96M</text:p>
          </table:table-cell>
          <table:table-cell office:value-type="float" office:value="0.06417807" calcext:value-type="float">
            <text:p>0.06417807</text:p>
          </table:table-cell>
          <table:table-cell table:number-columns-repeated="4"/>
        </table:table-row>
        <table:table-row table:style-name="ro1">
          <table:table-cell office:value-type="float" office:value="0.911692" calcext:value-type="float">
            <text:p>0.911692</text:p>
          </table:table-cell>
          <table:table-cell office:value-type="float" office:value="0.016117" calcext:value-type="float">
            <text:p>0.016117</text:p>
          </table:table-cell>
          <table:table-cell office:value-type="float" office:value="0.895439" calcext:value-type="float">
            <text:p>0.8954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9433" calcext:value-type="float">
            <text:p>0.899433</text:p>
          </table:table-cell>
          <table:table-cell office:value-type="float" office:value="0.016049" calcext:value-type="float">
            <text:p>0.016049</text:p>
          </table:table-cell>
          <table:table-cell office:value-type="float" office:value="0.883247" calcext:value-type="float">
            <text:p>0.8832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017" calcext:value-type="float">
            <text:p>0.913017</text:p>
          </table:table-cell>
          <table:table-cell office:value-type="float" office:value="0.016057" calcext:value-type="float">
            <text:p>0.016057</text:p>
          </table:table-cell>
          <table:table-cell office:value-type="float" office:value="0.896824" calcext:value-type="float">
            <text:p>0.8968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0967" calcext:value-type="float">
            <text:p>0.9609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944713" calcext:value-type="float">
            <text:p>0.944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563" calcext:value-type="float">
            <text:p>0.92556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0.909318" calcext:value-type="float">
            <text:p>0.9093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2031" calcext:value-type="float">
            <text:p>0.932031</text:p>
          </table:table-cell>
          <table:table-cell office:value-type="float" office:value="0.016072" calcext:value-type="float">
            <text:p>0.016072</text:p>
          </table:table-cell>
          <table:table-cell office:value-type="float" office:value="0.915821" calcext:value-type="float">
            <text:p>0.915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6788" calcext:value-type="float">
            <text:p>0.936788</text:p>
          </table:table-cell>
          <table:table-cell office:value-type="float" office:value="0.016103" calcext:value-type="float">
            <text:p>0.016103</text:p>
          </table:table-cell>
          <table:table-cell office:value-type="float" office:value="0.920523" calcext:value-type="float">
            <text:p>0.9205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598" calcext:value-type="float">
            <text:p>0.91598</text:p>
          </table:table-cell>
          <table:table-cell office:value-type="float" office:value="0.016037" calcext:value-type="float">
            <text:p>0.016037</text:p>
          </table:table-cell>
          <table:table-cell office:value-type="float" office:value="0.899807" calcext:value-type="float">
            <text:p>0.8998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1725" calcext:value-type="float">
            <text:p>0.951725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935437" calcext:value-type="float">
            <text:p>0.9354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0425" calcext:value-type="float">
            <text:p>0.950425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.934183" calcext:value-type="float">
            <text:p>0.934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8404" calcext:value-type="float">
            <text:p>0.958404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0.942162" calcext:value-type="float">
            <text:p>0.9421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301" calcext:value-type="float">
            <text:p>0.924301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908103" calcext:value-type="float">
            <text:p>0.9081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521" calcext:value-type="float">
            <text:p>0.922521</text:p>
          </table:table-cell>
          <table:table-cell office:value-type="float" office:value="0.016114" calcext:value-type="float">
            <text:p>0.016114</text:p>
          </table:table-cell>
          <table:table-cell office:value-type="float" office:value="0.906268" calcext:value-type="float">
            <text:p>0.9062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675" calcext:value-type="float">
            <text:p>0.923675</text:p>
          </table:table-cell>
          <table:table-cell office:value-type="float" office:value="0.016116" calcext:value-type="float">
            <text:p>0.016116</text:p>
          </table:table-cell>
          <table:table-cell office:value-type="float" office:value="0.90742" calcext:value-type="float">
            <text:p>0.907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22025170466475" calcext:value-type="float">
            <text:p>3.22025170466475</text:p>
          </table:table-cell>
          <table:table-cell office:value-type="float" office:value="0.0786590510749563" calcext:value-type="float">
            <text:p>0.078659051074956</text:p>
          </table:table-cell>
          <table:table-cell table:number-columns-repeated="8"/>
        </table:table-row>
        <table:table-row table:style-name="ro1">
          <table:table-cell office:value-type="float" office:value="0.953086" calcext:value-type="float">
            <text:p>0.953086</text:p>
          </table:table-cell>
          <table:table-cell office:value-type="float" office:value="0.016113" calcext:value-type="float">
            <text:p>0.016113</text:p>
          </table:table-cell>
          <table:table-cell office:value-type="float" office:value="0.936834" calcext:value-type="float">
            <text:p>0.9368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996" calcext:value-type="float">
            <text:p>0.924996</text:p>
          </table:table-cell>
          <table:table-cell office:value-type="float" office:value="0.016242" calcext:value-type="float">
            <text:p>0.016242</text:p>
          </table:table-cell>
          <table:table-cell office:value-type="float" office:value="0.908613" calcext:value-type="float">
            <text:p>0.9086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189" calcext:value-type="float">
            <text:p>0.945189</text:p>
          </table:table-cell>
          <table:table-cell office:value-type="float" office:value="0.016038" calcext:value-type="float">
            <text:p>0.016038</text:p>
          </table:table-cell>
          <table:table-cell office:value-type="float" office:value="0.929021" calcext:value-type="float">
            <text:p>0.9290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1064" calcext:value-type="float">
            <text:p>0.941064</text:p>
          </table:table-cell>
          <table:table-cell office:value-type="float" office:value="0.016069" calcext:value-type="float">
            <text:p>0.016069</text:p>
          </table:table-cell>
          <table:table-cell office:value-type="float" office:value="0.924856" calcext:value-type="float">
            <text:p>0.9248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578" calcext:value-type="float">
            <text:p>0.926578</text:p>
          </table:table-cell>
          <table:table-cell office:value-type="float" office:value="0.016117" calcext:value-type="float">
            <text:p>0.016117</text:p>
          </table:table-cell>
          <table:table-cell office:value-type="float" office:value="0.910317" calcext:value-type="float">
            <text:p>0.9103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1977" calcext:value-type="float">
            <text:p>0.921977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905748" calcext:value-type="float">
            <text:p>0.9057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6869" calcext:value-type="float">
            <text:p>0.916869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0.900671" calcext:value-type="float">
            <text:p>0.900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972" calcext:value-type="float">
            <text:p>0.925972</text:p>
          </table:table-cell>
          <table:table-cell office:value-type="float" office:value="0.016102" calcext:value-type="float">
            <text:p>0.016102</text:p>
          </table:table-cell>
          <table:table-cell office:value-type="float" office:value="0.909731" calcext:value-type="float">
            <text:p>0.9097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866" calcext:value-type="float">
            <text:p>0.935866</text:p>
          </table:table-cell>
          <table:table-cell office:value-type="float" office:value="0.016035" calcext:value-type="float">
            <text:p>0.016035</text:p>
          </table:table-cell>
          <table:table-cell office:value-type="float" office:value="0.919691" calcext:value-type="float">
            <text:p>0.9196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801" calcext:value-type="float">
            <text:p>0.934801</text:p>
          </table:table-cell>
          <table:table-cell office:value-type="float" office:value="0.016069" calcext:value-type="float">
            <text:p>0.016069</text:p>
          </table:table-cell>
          <table:table-cell office:value-type="float" office:value="0.918595" calcext:value-type="float">
            <text:p>0.9185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9709" calcext:value-type="float">
            <text:p>0.909709</text:p>
          </table:table-cell>
          <table:table-cell office:value-type="float" office:value="0.016093" calcext:value-type="float">
            <text:p>0.016093</text:p>
          </table:table-cell>
          <table:table-cell office:value-type="float" office:value="0.893479" calcext:value-type="float">
            <text:p>0.893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1782" calcext:value-type="float">
            <text:p>0.921782</text:p>
          </table:table-cell>
          <table:table-cell office:value-type="float" office:value="0.016056" calcext:value-type="float">
            <text:p>0.016056</text:p>
          </table:table-cell>
          <table:table-cell office:value-type="float" office:value="0.905588" calcext:value-type="float">
            <text:p>0.9055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137" calcext:value-type="float">
            <text:p>0.898137</text:p>
          </table:table-cell>
          <table:table-cell office:value-type="float" office:value="0.016035" calcext:value-type="float">
            <text:p>0.016035</text:p>
          </table:table-cell>
          <table:table-cell office:value-type="float" office:value="0.881959" calcext:value-type="float">
            <text:p>0.8819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0801" calcext:value-type="float">
            <text:p>0.940801</text:p>
          </table:table-cell>
          <table:table-cell office:value-type="float" office:value="0.016052" calcext:value-type="float">
            <text:p>0.016052</text:p>
          </table:table-cell>
          <table:table-cell office:value-type="float" office:value="0.924609" calcext:value-type="float">
            <text:p>0.9246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1131" calcext:value-type="float">
            <text:p>0.941131</text:p>
          </table:table-cell>
          <table:table-cell office:value-type="float" office:value="0.016114" calcext:value-type="float">
            <text:p>0.016114</text:p>
          </table:table-cell>
          <table:table-cell office:value-type="float" office:value="0.924879" calcext:value-type="float">
            <text:p>0.924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134" calcext:value-type="float">
            <text:p>0.927134</text:p>
          </table:table-cell>
          <table:table-cell office:value-type="float" office:value="0.016087" calcext:value-type="float">
            <text:p>0.016087</text:p>
          </table:table-cell>
          <table:table-cell office:value-type="float" office:value="0.91089" calcext:value-type="float">
            <text:p>0.910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6245" calcext:value-type="float">
            <text:p>0.956245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698" calcext:value-type="float">
            <text:p>0.935698</text:p>
          </table:table-cell>
          <table:table-cell office:value-type="float" office:value="0.016093" calcext:value-type="float">
            <text:p>0.016093</text:p>
          </table:table-cell>
          <table:table-cell office:value-type="float" office:value="0.919476" calcext:value-type="float">
            <text:p>0.9194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9409" calcext:value-type="float">
            <text:p>0.959409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943128" calcext:value-type="float">
            <text:p>0.943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992" calcext:value-type="float">
            <text:p>0.92992</text:p>
          </table:table-cell>
          <table:table-cell office:value-type="float" office:value="0.016051" calcext:value-type="float">
            <text:p>0.016051</text:p>
          </table:table-cell>
          <table:table-cell office:value-type="float" office:value="0.913732" calcext:value-type="float">
            <text:p>0.9137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0669" calcext:value-type="float">
            <text:p>0.910669</text:p>
          </table:table-cell>
          <table:table-cell office:value-type="float" office:value="0.016072" calcext:value-type="float">
            <text:p>0.016072</text:p>
          </table:table-cell>
          <table:table-cell office:value-type="float" office:value="0.894458" calcext:value-type="float">
            <text:p>0.8944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153" calcext:value-type="float">
            <text:p>0.926153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909898" calcext:value-type="float">
            <text:p>0.9098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2091" calcext:value-type="float">
            <text:p>0.932091</text:p>
          </table:table-cell>
          <table:table-cell office:value-type="float" office:value="0.016116" calcext:value-type="float">
            <text:p>0.016116</text:p>
          </table:table-cell>
          <table:table-cell office:value-type="float" office:value="0.915816" calcext:value-type="float">
            <text:p>0.915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665" calcext:value-type="float">
            <text:p>0.898665</text:p>
          </table:table-cell>
          <table:table-cell office:value-type="float" office:value="0.016043" calcext:value-type="float">
            <text:p>0.016043</text:p>
          </table:table-cell>
          <table:table-cell office:value-type="float" office:value="0.88248" calcext:value-type="float">
            <text:p>0.882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9047" calcext:value-type="float">
            <text:p>0.919047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0.902849" calcext:value-type="float">
            <text:p>0.902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0353" calcext:value-type="float">
            <text:p>0.940353</text:p>
          </table:table-cell>
          <table:table-cell office:value-type="float" office:value="0.016105" calcext:value-type="float">
            <text:p>0.016105</text:p>
          </table:table-cell>
          <table:table-cell office:value-type="float" office:value="0.924108" calcext:value-type="float">
            <text:p>0.924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201" calcext:value-type="float">
            <text:p>0.898201</text:p>
          </table:table-cell>
          <table:table-cell office:value-type="float" office:value="0.016017" calcext:value-type="float">
            <text:p>0.016017</text:p>
          </table:table-cell>
          <table:table-cell office:value-type="float" office:value="0.882044" calcext:value-type="float">
            <text:p>0.8820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438" calcext:value-type="float">
            <text:p>0.927438</text:p>
          </table:table-cell>
          <table:table-cell office:value-type="float" office:value="0.016071" calcext:value-type="float">
            <text:p>0.016071</text:p>
          </table:table-cell>
          <table:table-cell office:value-type="float" office:value="0.911234" calcext:value-type="float">
            <text:p>0.9112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0361" calcext:value-type="float">
            <text:p>0.940361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0.924113" calcext:value-type="float">
            <text:p>0.9241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887" calcext:value-type="float">
            <text:p>0.947887</text:p>
          </table:table-cell>
          <table:table-cell office:value-type="float" office:value="0.016144" calcext:value-type="float">
            <text:p>0.016144</text:p>
          </table:table-cell>
          <table:table-cell office:value-type="float" office:value="0.931603" calcext:value-type="float">
            <text:p>0.9316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302" calcext:value-type="float">
            <text:p>0.923302</text:p>
          </table:table-cell>
          <table:table-cell office:value-type="float" office:value="0.016035" calcext:value-type="float">
            <text:p>0.016035</text:p>
          </table:table-cell>
          <table:table-cell office:value-type="float" office:value="0.90713" calcext:value-type="float">
            <text:p>0.90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4547" calcext:value-type="float">
            <text:p>0.944547</text:p>
          </table:table-cell>
          <table:table-cell office:value-type="float" office:value="0.016128" calcext:value-type="float">
            <text:p>0.016128</text:p>
          </table:table-cell>
          <table:table-cell office:value-type="float" office:value="0.928267" calcext:value-type="float">
            <text:p>0.9282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381" calcext:value-type="float">
            <text:p>0.935381</text:p>
          </table:table-cell>
          <table:table-cell office:value-type="float" office:value="0.016055" calcext:value-type="float">
            <text:p>0.016055</text:p>
          </table:table-cell>
          <table:table-cell office:value-type="float" office:value="0.919195" calcext:value-type="float">
            <text:p>0.919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7415" calcext:value-type="float">
            <text:p>0.937415</text:p>
          </table:table-cell>
          <table:table-cell office:value-type="float" office:value="0.016084" calcext:value-type="float">
            <text:p>0.016084</text:p>
          </table:table-cell>
          <table:table-cell office:value-type="float" office:value="0.921195" calcext:value-type="float">
            <text:p>0.921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6766" calcext:value-type="float">
            <text:p>0.896766</text:p>
          </table:table-cell>
          <table:table-cell office:value-type="float" office:value="0.016025" calcext:value-type="float">
            <text:p>0.016025</text:p>
          </table:table-cell>
          <table:table-cell office:value-type="float" office:value="0.880603" calcext:value-type="float">
            <text:p>0.8806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668" calcext:value-type="float">
            <text:p>0.934668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91853" calcext:value-type="float">
            <text:p>0.918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785" calcext:value-type="float">
            <text:p>0.935785</text:p>
          </table:table-cell>
          <table:table-cell office:value-type="float" office:value="0.016052" calcext:value-type="float">
            <text:p>0.016052</text:p>
          </table:table-cell>
          <table:table-cell office:value-type="float" office:value="0.919596" calcext:value-type="float">
            <text:p>0.9195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697" calcext:value-type="float">
            <text:p>0.923697</text:p>
          </table:table-cell>
          <table:table-cell office:value-type="float" office:value="0.016138" calcext:value-type="float">
            <text:p>0.016138</text:p>
          </table:table-cell>
          <table:table-cell office:value-type="float" office:value="0.907388" calcext:value-type="float">
            <text:p>0.9073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48" calcext:value-type="float">
            <text:p>0.92748</text:p>
          </table:table-cell>
          <table:table-cell office:value-type="float" office:value="0.016124" calcext:value-type="float">
            <text:p>0.016124</text:p>
          </table:table-cell>
          <table:table-cell office:value-type="float" office:value="0.911217" calcext:value-type="float">
            <text:p>0.9112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7047" calcext:value-type="float">
            <text:p>0.937047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0.920802" calcext:value-type="float">
            <text:p>0.9208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9139" calcext:value-type="float">
            <text:p>0.909139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892919" calcext:value-type="float">
            <text:p>0.892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1096" calcext:value-type="float">
            <text:p>0.951096</text:p>
          </table:table-cell>
          <table:table-cell office:value-type="float" office:value="0.016218" calcext:value-type="float">
            <text:p>0.016218</text:p>
          </table:table-cell>
          <table:table-cell office:value-type="float" office:value="0.93474" calcext:value-type="float">
            <text:p>0.934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846" calcext:value-type="float">
            <text:p>0.898846</text:p>
          </table:table-cell>
          <table:table-cell office:value-type="float" office:value="0.016026" calcext:value-type="float">
            <text:p>0.016026</text:p>
          </table:table-cell>
          <table:table-cell office:value-type="float" office:value="0.882683" calcext:value-type="float">
            <text:p>0.8826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1476" calcext:value-type="float">
            <text:p>0.911476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0.89528" calcext:value-type="float">
            <text:p>0.895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6538" calcext:value-type="float">
            <text:p>0.916538</text:p>
          </table:table-cell>
          <table:table-cell office:value-type="float" office:value="0.016046" calcext:value-type="float">
            <text:p>0.016046</text:p>
          </table:table-cell>
          <table:table-cell office:value-type="float" office:value="0.90035" calcext:value-type="float">
            <text:p>0.900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0905" calcext:value-type="float">
            <text:p>0.930905</text:p>
          </table:table-cell>
          <table:table-cell office:value-type="float" office:value="0.016137" calcext:value-type="float">
            <text:p>0.016137</text:p>
          </table:table-cell>
          <table:table-cell office:value-type="float" office:value="0.914623" calcext:value-type="float">
            <text:p>0.9146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003" calcext:value-type="float">
            <text:p>0.947003</text:p>
          </table:table-cell>
          <table:table-cell office:value-type="float" office:value="0.016106" calcext:value-type="float">
            <text:p>0.016106</text:p>
          </table:table-cell>
          <table:table-cell office:value-type="float" office:value="0.930753" calcext:value-type="float">
            <text:p>0.930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401" calcext:value-type="float">
            <text:p>0.922401</text:p>
          </table:table-cell>
          <table:table-cell office:value-type="float" office:value="0.016056" calcext:value-type="float">
            <text:p>0.016056</text:p>
          </table:table-cell>
          <table:table-cell office:value-type="float" office:value="0.906207" calcext:value-type="float">
            <text:p>0.9062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629" calcext:value-type="float">
            <text:p>0.924629</text:p>
          </table:table-cell>
          <table:table-cell office:value-type="float" office:value="0.016121" calcext:value-type="float">
            <text:p>0.016121</text:p>
          </table:table-cell>
          <table:table-cell office:value-type="float" office:value="0.908366" calcext:value-type="float">
            <text:p>0.9083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693" calcext:value-type="float">
            <text:p>0.913693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897517" calcext:value-type="float">
            <text:p>0.8975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2278" calcext:value-type="float">
            <text:p>0.912278</text:p>
          </table:table-cell>
          <table:table-cell office:value-type="float" office:value="0.016066" calcext:value-type="float">
            <text:p>0.016066</text:p>
          </table:table-cell>
          <table:table-cell office:value-type="float" office:value="0.896075" calcext:value-type="float">
            <text:p>0.8960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5266" calcext:value-type="float">
            <text:p>0.915266</text:p>
          </table:table-cell>
          <table:table-cell office:value-type="float" office:value="0.016054" calcext:value-type="float">
            <text:p>0.016054</text:p>
          </table:table-cell>
          <table:table-cell office:value-type="float" office:value="0.899072" calcext:value-type="float">
            <text:p>0.899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997" calcext:value-type="float">
            <text:p>0.925997</text:p>
          </table:table-cell>
          <table:table-cell office:value-type="float" office:value="0.016123" calcext:value-type="float">
            <text:p>0.016123</text:p>
          </table:table-cell>
          <table:table-cell office:value-type="float" office:value="0.909735" calcext:value-type="float">
            <text:p>0.9097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2572" calcext:value-type="float">
            <text:p>0.912572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896382" calcext:value-type="float">
            <text:p>0.8963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8381" calcext:value-type="float">
            <text:p>0.938381</text:p>
          </table:table-cell>
          <table:table-cell office:value-type="float" office:value="0.016285" calcext:value-type="float">
            <text:p>0.016285</text:p>
          </table:table-cell>
          <table:table-cell office:value-type="float" office:value="0.92187" calcext:value-type="float">
            <text:p>0.92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1.01416" calcext:value-type="float">
            <text:p>1.01416</text:p>
          </table:table-cell>
          <table:table-cell office:value-type="float" office:value="0.016044" calcext:value-type="float">
            <text:p>0.016044</text:p>
          </table:table-cell>
          <table:table-cell office:value-type="float" office:value="0.997978" calcext:value-type="float">
            <text:p>0.997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6918" calcext:value-type="float">
            <text:p>0.956918</text:p>
          </table:table-cell>
          <table:table-cell office:value-type="float" office:value="0.016111" calcext:value-type="float">
            <text:p>0.016111</text:p>
          </table:table-cell>
          <table:table-cell office:value-type="float" office:value="0.940669" calcext:value-type="float">
            <text:p>0.9406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634" calcext:value-type="float">
            <text:p>0.925634</text:p>
          </table:table-cell>
          <table:table-cell office:value-type="float" office:value="0.016095" calcext:value-type="float">
            <text:p>0.016095</text:p>
          </table:table-cell>
          <table:table-cell office:value-type="float" office:value="0.909398" calcext:value-type="float">
            <text:p>0.9093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409" calcext:value-type="float">
            <text:p>0.926409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910143" calcext:value-type="float">
            <text:p>0.9101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734" calcext:value-type="float">
            <text:p>0.924734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908593" calcext:value-type="float">
            <text:p>0.9085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88513" calcext:value-type="float">
            <text:p>0.988513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972242" calcext:value-type="float">
            <text:p>0.9722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981" calcext:value-type="float">
            <text:p>0.924981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908801" calcext:value-type="float">
            <text:p>0.908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187" calcext:value-type="float">
            <text:p>0.898187</text:p>
          </table:table-cell>
          <table:table-cell office:value-type="float" office:value="0.016039" calcext:value-type="float">
            <text:p>0.016039</text:p>
          </table:table-cell>
          <table:table-cell office:value-type="float" office:value="0.882007" calcext:value-type="float">
            <text:p>0.8820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715" calcext:value-type="float">
            <text:p>0.923715</text:p>
          </table:table-cell>
          <table:table-cell office:value-type="float" office:value="0.016142" calcext:value-type="float">
            <text:p>0.016142</text:p>
          </table:table-cell>
          <table:table-cell office:value-type="float" office:value="0.907432" calcext:value-type="float">
            <text:p>0.9074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2156630499272" calcext:value-type="float">
            <text:p>3.2156630499272</text:p>
          </table:table-cell>
          <table:table-cell office:value-type="float" office:value="0.074070396337409" calcext:value-type="float">
            <text:p>0.074070396337409</text:p>
          </table:table-cell>
          <table:table-cell table:number-columns-repeated="8"/>
        </table:table-row>
        <table:table-row table:style-name="ro1">
          <table:table-cell office:value-type="float" office:value="0.978454" calcext:value-type="float">
            <text:p>0.978454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946173" calcext:value-type="float">
            <text:p>0.9461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514" calcext:value-type="float">
            <text:p>0.941514</text:p>
          </table:table-cell>
          <table:table-cell office:value-type="float" office:value="0.032169" calcext:value-type="float">
            <text:p>0.032169</text:p>
          </table:table-cell>
          <table:table-cell office:value-type="float" office:value="0.909205" calcext:value-type="float">
            <text:p>0.9092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4496" calcext:value-type="float">
            <text:p>0.914496</text:p>
          </table:table-cell>
          <table:table-cell office:value-type="float" office:value="0.032042" calcext:value-type="float">
            <text:p>0.032042</text:p>
          </table:table-cell>
          <table:table-cell office:value-type="float" office:value="0.882315" calcext:value-type="float">
            <text:p>0.8823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5483" calcext:value-type="float">
            <text:p>0.925483</text:p>
          </table:table-cell>
          <table:table-cell office:value-type="float" office:value="0.032094" calcext:value-type="float">
            <text:p>0.032094</text:p>
          </table:table-cell>
          <table:table-cell office:value-type="float" office:value="0.893249" calcext:value-type="float">
            <text:p>0.893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678" calcext:value-type="float">
            <text:p>0.963678</text:p>
          </table:table-cell>
          <table:table-cell office:value-type="float" office:value="0.032271" calcext:value-type="float">
            <text:p>0.032271</text:p>
          </table:table-cell>
          <table:table-cell office:value-type="float" office:value="0.931267" calcext:value-type="float">
            <text:p>0.9312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977092998178" calcext:value-type="float">
            <text:p>3.16977092998178</text:p>
          </table:table-cell>
          <table:table-cell office:value-type="float" office:value="0.028178276391984" calcext:value-type="float">
            <text:p>0.028178276391984</text:p>
          </table:table-cell>
          <table:table-cell table:number-columns-repeated="8"/>
        </table:table-row>
        <table:table-row table:style-name="ro1">
          <table:table-cell office:value-type="float" office:value="0.989754" calcext:value-type="float">
            <text:p>0.989754</text:p>
          </table:table-cell>
          <table:table-cell office:value-type="float" office:value="0.032126" calcext:value-type="float">
            <text:p>0.032126</text:p>
          </table:table-cell>
          <table:table-cell office:value-type="float" office:value="0.957489" calcext:value-type="float">
            <text:p>0.9574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7586" calcext:value-type="float">
            <text:p>0.947586</text:p>
          </table:table-cell>
          <table:table-cell office:value-type="float" office:value="0.032186" calcext:value-type="float">
            <text:p>0.032186</text:p>
          </table:table-cell>
          <table:table-cell office:value-type="float" office:value="0.915259" calcext:value-type="float">
            <text:p>0.9152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28" calcext:value-type="float">
            <text:p>0.94328</text:p>
          </table:table-cell>
          <table:table-cell office:value-type="float" office:value="0.032053" calcext:value-type="float">
            <text:p>0.032053</text:p>
          </table:table-cell>
          <table:table-cell office:value-type="float" office:value="0.911094" calcext:value-type="float">
            <text:p>0.9110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15" calcext:value-type="float">
            <text:p>0.92915</text:p>
          </table:table-cell>
          <table:table-cell office:value-type="float" office:value="0.032029" calcext:value-type="float">
            <text:p>0.032029</text:p>
          </table:table-cell>
          <table:table-cell office:value-type="float" office:value="0.896982" calcext:value-type="float">
            <text:p>0.8969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372" calcext:value-type="float">
            <text:p>0.926372</text:p>
          </table:table-cell>
          <table:table-cell office:value-type="float" office:value="0.031982" calcext:value-type="float">
            <text:p>0.031982</text:p>
          </table:table-cell>
          <table:table-cell office:value-type="float" office:value="0.894258" calcext:value-type="float">
            <text:p>0.8942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518" calcext:value-type="float">
            <text:p>0.96518</text:p>
          </table:table-cell>
          <table:table-cell office:value-type="float" office:value="0.032276" calcext:value-type="float">
            <text:p>0.032276</text:p>
          </table:table-cell>
          <table:table-cell office:value-type="float" office:value="0.932766" calcext:value-type="float">
            <text:p>0.9327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6396" calcext:value-type="float">
            <text:p>0.946396</text:p>
          </table:table-cell>
          <table:table-cell office:value-type="float" office:value="0.032201" calcext:value-type="float">
            <text:p>0.032201</text:p>
          </table:table-cell>
          <table:table-cell office:value-type="float" office:value="0.91405" calcext:value-type="float">
            <text:p>0.914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738" calcext:value-type="float">
            <text:p>0.929738</text:p>
          </table:table-cell>
          <table:table-cell office:value-type="float" office:value="0.032064" calcext:value-type="float">
            <text:p>0.032064</text:p>
          </table:table-cell>
          <table:table-cell office:value-type="float" office:value="0.897531" calcext:value-type="float">
            <text:p>0.897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303" calcext:value-type="float">
            <text:p>0.926303</text:p>
          </table:table-cell>
          <table:table-cell office:value-type="float" office:value="0.032041" calcext:value-type="float">
            <text:p>0.032041</text:p>
          </table:table-cell>
          <table:table-cell office:value-type="float" office:value="0.894122" calcext:value-type="float">
            <text:p>0.894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6275" calcext:value-type="float">
            <text:p>0.946275</text:p>
          </table:table-cell>
          <table:table-cell office:value-type="float" office:value="0.032146" calcext:value-type="float">
            <text:p>0.032146</text:p>
          </table:table-cell>
          <table:table-cell office:value-type="float" office:value="0.91397" calcext:value-type="float">
            <text:p>0.913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4602" calcext:value-type="float">
            <text:p>0.974602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942273" calcext:value-type="float">
            <text:p>0.9422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7561" calcext:value-type="float">
            <text:p>0.917561</text:p>
          </table:table-cell>
          <table:table-cell office:value-type="float" office:value="0.032027" calcext:value-type="float">
            <text:p>0.032027</text:p>
          </table:table-cell>
          <table:table-cell office:value-type="float" office:value="0.885398" calcext:value-type="float">
            <text:p>0.8853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7201163306678" calcext:value-type="float">
            <text:p>3.17201163306678</text:p>
          </table:table-cell>
          <table:table-cell office:value-type="float" office:value="0.0304189794769911" calcext:value-type="float">
            <text:p>0.030418979476991</text:p>
          </table:table-cell>
          <table:table-cell table:number-columns-repeated="8"/>
        </table:table-row>
        <table:table-row table:style-name="ro1">
          <table:table-cell office:value-type="float" office:value="0.942376" calcext:value-type="float">
            <text:p>0.942376</text:p>
          </table:table-cell>
          <table:table-cell office:value-type="float" office:value="0.031998" calcext:value-type="float">
            <text:p>0.031998</text:p>
          </table:table-cell>
          <table:table-cell office:value-type="float" office:value="0.910244" calcext:value-type="float">
            <text:p>0.9102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2711" calcext:value-type="float">
            <text:p>0.962711</text:p>
          </table:table-cell>
          <table:table-cell office:value-type="float" office:value="0.032011" calcext:value-type="float">
            <text:p>0.032011</text:p>
          </table:table-cell>
          <table:table-cell office:value-type="float" office:value="0.930569" calcext:value-type="float">
            <text:p>0.9305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9293" calcext:value-type="float">
            <text:p>0.99293</text:p>
          </table:table-cell>
          <table:table-cell office:value-type="float" office:value="0.03199" calcext:value-type="float">
            <text:p>0.03199</text:p>
          </table:table-cell>
          <table:table-cell office:value-type="float" office:value="0.960808" calcext:value-type="float">
            <text:p>0.9608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234" calcext:value-type="float">
            <text:p>0.943234</text:p>
          </table:table-cell>
          <table:table-cell office:value-type="float" office:value="0.032196" calcext:value-type="float">
            <text:p>0.032196</text:p>
          </table:table-cell>
          <table:table-cell office:value-type="float" office:value="0.910898" calcext:value-type="float">
            <text:p>0.9108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411" calcext:value-type="float">
            <text:p>0.92411</text:p>
          </table:table-cell>
          <table:table-cell office:value-type="float" office:value="0.032243" calcext:value-type="float">
            <text:p>0.032243</text:p>
          </table:table-cell>
          <table:table-cell office:value-type="float" office:value="0.891697" calcext:value-type="float">
            <text:p>0.8916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549" calcext:value-type="float">
            <text:p>0.963549</text:p>
          </table:table-cell>
          <table:table-cell office:value-type="float" office:value="0.032093" calcext:value-type="float">
            <text:p>0.032093</text:p>
          </table:table-cell>
          <table:table-cell office:value-type="float" office:value="0.931316" calcext:value-type="float">
            <text:p>0.9313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253" calcext:value-type="float">
            <text:p>0.929253</text:p>
          </table:table-cell>
          <table:table-cell office:value-type="float" office:value="0.032035" calcext:value-type="float">
            <text:p>0.032035</text:p>
          </table:table-cell>
          <table:table-cell office:value-type="float" office:value="0.897075" calcext:value-type="float">
            <text:p>0.897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9348" calcext:value-type="float">
            <text:p>0.979348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947247" calcext:value-type="float">
            <text:p>0.9472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6865" calcext:value-type="float">
            <text:p>0.946865</text:p>
          </table:table-cell>
          <table:table-cell office:value-type="float" office:value="0.032185" calcext:value-type="float">
            <text:p>0.032185</text:p>
          </table:table-cell>
          <table:table-cell office:value-type="float" office:value="0.91454" calcext:value-type="float">
            <text:p>0.914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734" calcext:value-type="float">
            <text:p>0.93734</text:p>
          </table:table-cell>
          <table:table-cell office:value-type="float" office:value="0.032035" calcext:value-type="float">
            <text:p>0.032035</text:p>
          </table:table-cell>
          <table:table-cell office:value-type="float" office:value="0.905162" calcext:value-type="float">
            <text:p>0.9051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1826" calcext:value-type="float">
            <text:p>0.971826</text:p>
          </table:table-cell>
          <table:table-cell office:value-type="float" office:value="0.032161" calcext:value-type="float">
            <text:p>0.032161</text:p>
          </table:table-cell>
          <table:table-cell office:value-type="float" office:value="0.939525" calcext:value-type="float">
            <text:p>0.9395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837" calcext:value-type="float">
            <text:p>0.927837</text:p>
          </table:table-cell>
          <table:table-cell office:value-type="float" office:value="0.032131" calcext:value-type="float">
            <text:p>0.032131</text:p>
          </table:table-cell>
          <table:table-cell office:value-type="float" office:value="0.895566" calcext:value-type="float">
            <text:p>0.895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5467" calcext:value-type="float">
            <text:p>0.945467</text:p>
          </table:table-cell>
          <table:table-cell office:value-type="float" office:value="0.032144" calcext:value-type="float">
            <text:p>0.032144</text:p>
          </table:table-cell>
          <table:table-cell office:value-type="float" office:value="0.913182" calcext:value-type="float">
            <text:p>0.9131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502" calcext:value-type="float">
            <text:p>0.930502</text:p>
          </table:table-cell>
          <table:table-cell office:value-type="float" office:value="0.032037" calcext:value-type="float">
            <text:p>0.032037</text:p>
          </table:table-cell>
          <table:table-cell office:value-type="float" office:value="0.898327" calcext:value-type="float">
            <text:p>0.898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197" calcext:value-type="float">
            <text:p>0.938197</text:p>
          </table:table-cell>
          <table:table-cell office:value-type="float" office:value="0.032122" calcext:value-type="float">
            <text:p>0.032122</text:p>
          </table:table-cell>
          <table:table-cell office:value-type="float" office:value="0.905935" calcext:value-type="float">
            <text:p>0.9059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8055" calcext:value-type="float">
            <text:p>0.948055</text:p>
          </table:table-cell>
          <table:table-cell office:value-type="float" office:value="0.032173" calcext:value-type="float">
            <text:p>0.032173</text:p>
          </table:table-cell>
          <table:table-cell office:value-type="float" office:value="0.915743" calcext:value-type="float">
            <text:p>0.9157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0892" calcext:value-type="float">
            <text:p>0.980892</text:p>
          </table:table-cell>
          <table:table-cell office:value-type="float" office:value="0.032323" calcext:value-type="float">
            <text:p>0.032323</text:p>
          </table:table-cell>
          <table:table-cell office:value-type="float" office:value="0.948405" calcext:value-type="float">
            <text:p>0.9484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172" calcext:value-type="float">
            <text:p>0.953172</text:p>
          </table:table-cell>
          <table:table-cell office:value-type="float" office:value="0.032073" calcext:value-type="float">
            <text:p>0.032073</text:p>
          </table:table-cell>
          <table:table-cell office:value-type="float" office:value="0.920956" calcext:value-type="float">
            <text:p>0.920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817" calcext:value-type="float">
            <text:p>0.929817</text:p>
          </table:table-cell>
          <table:table-cell office:value-type="float" office:value="0.032039" calcext:value-type="float">
            <text:p>0.032039</text:p>
          </table:table-cell>
          <table:table-cell office:value-type="float" office:value="0.897635" calcext:value-type="float">
            <text:p>0.8976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6096" calcext:value-type="float">
            <text:p>0.946096</text:p>
          </table:table-cell>
          <table:table-cell office:value-type="float" office:value="0.032139" calcext:value-type="float">
            <text:p>0.032139</text:p>
          </table:table-cell>
          <table:table-cell office:value-type="float" office:value="0.913817" calcext:value-type="float">
            <text:p>0.9138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2078" calcext:value-type="float">
            <text:p>0.972078</text:p>
          </table:table-cell>
          <table:table-cell office:value-type="float" office:value="0.032135" calcext:value-type="float">
            <text:p>0.032135</text:p>
          </table:table-cell>
          <table:table-cell office:value-type="float" office:value="0.939802" calcext:value-type="float">
            <text:p>0.9398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647" calcext:value-type="float">
            <text:p>0.927647</text:p>
          </table:table-cell>
          <table:table-cell office:value-type="float" office:value="0.031968" calcext:value-type="float">
            <text:p>0.031968</text:p>
          </table:table-cell>
          <table:table-cell office:value-type="float" office:value="0.895549" calcext:value-type="float">
            <text:p>0.8955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4471" calcext:value-type="float">
            <text:p>0.964471</text:p>
          </table:table-cell>
          <table:table-cell office:value-type="float" office:value="0.032341" calcext:value-type="float">
            <text:p>0.032341</text:p>
          </table:table-cell>
          <table:table-cell office:value-type="float" office:value="0.931955" calcext:value-type="float">
            <text:p>0.9319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4671" calcext:value-type="float">
            <text:p>0.974671</text:p>
          </table:table-cell>
          <table:table-cell office:value-type="float" office:value="0.032427" calcext:value-type="float">
            <text:p>0.032427</text:p>
          </table:table-cell>
          <table:table-cell office:value-type="float" office:value="0.942061" calcext:value-type="float">
            <text:p>0.942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012" calcext:value-type="float">
            <text:p>0.954012</text:p>
          </table:table-cell>
          <table:table-cell office:value-type="float" office:value="0.032055" calcext:value-type="float">
            <text:p>0.032055</text:p>
          </table:table-cell>
          <table:table-cell office:value-type="float" office:value="0.921814" calcext:value-type="float">
            <text:p>0.9218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4004" calcext:value-type="float">
            <text:p>0.934004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901826" calcext:value-type="float">
            <text:p>0.9018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915" calcext:value-type="float">
            <text:p>0.940915</text:p>
          </table:table-cell>
          <table:table-cell office:value-type="float" office:value="0.032145" calcext:value-type="float">
            <text:p>0.032145</text:p>
          </table:table-cell>
          <table:table-cell office:value-type="float" office:value="0.908632" calcext:value-type="float">
            <text:p>0.9086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86" calcext:value-type="float">
            <text:p>0.92886</text:p>
          </table:table-cell>
          <table:table-cell office:value-type="float" office:value="0.032061" calcext:value-type="float">
            <text:p>0.032061</text:p>
          </table:table-cell>
          <table:table-cell office:value-type="float" office:value="0.896659" calcext:value-type="float">
            <text:p>0.8966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111" calcext:value-type="float">
            <text:p>0.935111</text:p>
          </table:table-cell>
          <table:table-cell office:value-type="float" office:value="0.032064" calcext:value-type="float">
            <text:p>0.032064</text:p>
          </table:table-cell>
          <table:table-cell office:value-type="float" office:value="0.90291" calcext:value-type="float">
            <text:p>0.902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692" calcext:value-type="float">
            <text:p>0.954692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922353" calcext:value-type="float">
            <text:p>0.9223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981" calcext:value-type="float">
            <text:p>0.928981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896777" calcext:value-type="float">
            <text:p>0.896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534" calcext:value-type="float">
            <text:p>0.926534</text:p>
          </table:table-cell>
          <table:table-cell office:value-type="float" office:value="0.032147" calcext:value-type="float">
            <text:p>0.032147</text:p>
          </table:table-cell>
          <table:table-cell office:value-type="float" office:value="0.894249" calcext:value-type="float">
            <text:p>0.894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096" calcext:value-type="float">
            <text:p>0.929096</text:p>
          </table:table-cell>
          <table:table-cell office:value-type="float" office:value="0.032037" calcext:value-type="float">
            <text:p>0.032037</text:p>
          </table:table-cell>
          <table:table-cell office:value-type="float" office:value="0.896921" calcext:value-type="float">
            <text:p>0.896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508" calcext:value-type="float">
            <text:p>0.927508</text:p>
          </table:table-cell>
          <table:table-cell office:value-type="float" office:value="0.032063" calcext:value-type="float">
            <text:p>0.032063</text:p>
          </table:table-cell>
          <table:table-cell office:value-type="float" office:value="0.895306" calcext:value-type="float">
            <text:p>0.8953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4731" calcext:value-type="float">
            <text:p>0.974731</text:p>
          </table:table-cell>
          <table:table-cell office:value-type="float" office:value="0.032138" calcext:value-type="float">
            <text:p>0.032138</text:p>
          </table:table-cell>
          <table:table-cell office:value-type="float" office:value="0.942448" calcext:value-type="float">
            <text:p>0.9424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4328" calcext:value-type="float">
            <text:p>0.974328</text:p>
          </table:table-cell>
          <table:table-cell office:value-type="float" office:value="0.03218" calcext:value-type="float">
            <text:p>0.03218</text:p>
          </table:table-cell>
          <table:table-cell office:value-type="float" office:value="0.942009" calcext:value-type="float">
            <text:p>0.942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4769" calcext:value-type="float">
            <text:p>0.974769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41885" calcext:value-type="float">
            <text:p>0.9418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4143" calcext:value-type="float">
            <text:p>0.944143</text:p>
          </table:table-cell>
          <table:table-cell office:value-type="float" office:value="0.032034" calcext:value-type="float">
            <text:p>0.032034</text:p>
          </table:table-cell>
          <table:table-cell office:value-type="float" office:value="0.911977" calcext:value-type="float">
            <text:p>0.9119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99961" calcext:value-type="float">
            <text:p>0.999961</text:p>
          </table:table-cell>
          <table:table-cell office:value-type="float" office:value="0.032043" calcext:value-type="float">
            <text:p>0.032043</text:p>
          </table:table-cell>
          <table:table-cell office:value-type="float" office:value="0.967779" calcext:value-type="float">
            <text:p>0.967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535" calcext:value-type="float">
            <text:p>0.928535</text:p>
          </table:table-cell>
          <table:table-cell office:value-type="float" office:value="0.032116" calcext:value-type="float">
            <text:p>0.032116</text:p>
          </table:table-cell>
          <table:table-cell office:value-type="float" office:value="0.896287" calcext:value-type="float">
            <text:p>0.8962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2683" calcext:value-type="float">
            <text:p>0.932683</text:p>
          </table:table-cell>
          <table:table-cell office:value-type="float" office:value="0.032043" calcext:value-type="float">
            <text:p>0.032043</text:p>
          </table:table-cell>
          <table:table-cell office:value-type="float" office:value="0.900507" calcext:value-type="float">
            <text:p>0.9005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431550660509" calcext:value-type="float">
            <text:p>3.14431550660509</text:p>
          </table:table-cell>
          <table:table-cell office:value-type="float" office:value="0.00272285301530095" calcext:value-type="float">
            <text:p>0.002722853015301</text:p>
          </table:table-cell>
          <table:table-cell table:number-columns-repeated="8"/>
        </table:table-row>
        <table:table-row table:style-name="ro1">
          <table:table-cell office:value-type="float" office:value="0.951502" calcext:value-type="float">
            <text:p>0.951502</text:p>
          </table:table-cell>
          <table:table-cell office:value-type="float" office:value="0.032062" calcext:value-type="float">
            <text:p>0.032062</text:p>
          </table:table-cell>
          <table:table-cell office:value-type="float" office:value="0.919301" calcext:value-type="float">
            <text:p>0.919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639" calcext:value-type="float">
            <text:p>0.97639</text:p>
          </table:table-cell>
          <table:table-cell office:value-type="float" office:value="0.032114" calcext:value-type="float">
            <text:p>0.032114</text:p>
          </table:table-cell>
          <table:table-cell office:value-type="float" office:value="0.944135" calcext:value-type="float">
            <text:p>0.9441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114" calcext:value-type="float">
            <text:p>0.940114</text:p>
          </table:table-cell>
          <table:table-cell office:value-type="float" office:value="0.031975" calcext:value-type="float">
            <text:p>0.031975</text:p>
          </table:table-cell>
          <table:table-cell office:value-type="float" office:value="0.908004" calcext:value-type="float">
            <text:p>0.9080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119" calcext:value-type="float">
            <text:p>0.930119</text:p>
          </table:table-cell>
          <table:table-cell office:value-type="float" office:value="0.032102" calcext:value-type="float">
            <text:p>0.032102</text:p>
          </table:table-cell>
          <table:table-cell office:value-type="float" office:value="0.897878" calcext:value-type="float">
            <text:p>0.897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796" calcext:value-type="float">
            <text:p>0.952796</text:p>
          </table:table-cell>
          <table:table-cell office:value-type="float" office:value="0.032151" calcext:value-type="float">
            <text:p>0.032151</text:p>
          </table:table-cell>
          <table:table-cell office:value-type="float" office:value="0.920506" calcext:value-type="float">
            <text:p>0.9205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681" calcext:value-type="float">
            <text:p>0.943681</text:p>
          </table:table-cell>
          <table:table-cell office:value-type="float" office:value="0.032153" calcext:value-type="float">
            <text:p>0.032153</text:p>
          </table:table-cell>
          <table:table-cell office:value-type="float" office:value="0.911391" calcext:value-type="float">
            <text:p>0.9113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702" calcext:value-type="float">
            <text:p>0.927702</text:p>
          </table:table-cell>
          <table:table-cell office:value-type="float" office:value="0.032128" calcext:value-type="float">
            <text:p>0.032128</text:p>
          </table:table-cell>
          <table:table-cell office:value-type="float" office:value="0.895434" calcext:value-type="float">
            <text:p>0.8954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597" calcext:value-type="float">
            <text:p>0.963597</text:p>
          </table:table-cell>
          <table:table-cell office:value-type="float" office:value="0.032201" calcext:value-type="float">
            <text:p>0.032201</text:p>
          </table:table-cell>
          <table:table-cell office:value-type="float" office:value="0.931258" calcext:value-type="float">
            <text:p>0.9312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447" calcext:value-type="float">
            <text:p>0.926447</text:p>
          </table:table-cell>
          <table:table-cell office:value-type="float" office:value="0.031973" calcext:value-type="float">
            <text:p>0.031973</text:p>
          </table:table-cell>
          <table:table-cell office:value-type="float" office:value="0.894343" calcext:value-type="float">
            <text:p>0.8943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151" calcext:value-type="float">
            <text:p>0.930151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897945" calcext:value-type="float">
            <text:p>0.8979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128" calcext:value-type="float">
            <text:p>0.940128</text:p>
          </table:table-cell>
          <table:table-cell office:value-type="float" office:value="0.032144" calcext:value-type="float">
            <text:p>0.032144</text:p>
          </table:table-cell>
          <table:table-cell office:value-type="float" office:value="0.907843" calcext:value-type="float">
            <text:p>0.9078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4683" calcext:value-type="float">
            <text:p>0.964683</text:p>
          </table:table-cell>
          <table:table-cell office:value-type="float" office:value="0.032105" calcext:value-type="float">
            <text:p>0.032105</text:p>
          </table:table-cell>
          <table:table-cell office:value-type="float" office:value="0.93242" calcext:value-type="float">
            <text:p>0.932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0161" calcext:value-type="float">
            <text:p>0.960161</text:p>
          </table:table-cell>
          <table:table-cell office:value-type="float" office:value="0.032081" calcext:value-type="float">
            <text:p>0.032081</text:p>
          </table:table-cell>
          <table:table-cell office:value-type="float" office:value="0.92794" calcext:value-type="float">
            <text:p>0.92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7415570957822" calcext:value-type="float">
            <text:p>3.17415570957822</text:p>
          </table:table-cell>
          <table:table-cell office:value-type="float" office:value="0.0325630559884287" calcext:value-type="float">
            <text:p>0.032563055988429</text:p>
          </table:table-cell>
          <table:table-cell table:number-columns-repeated="8"/>
        </table:table-row>
        <table:table-row table:style-name="ro1">
          <table:table-cell office:value-type="float" office:value="0.915054" calcext:value-type="float">
            <text:p>0.915054</text:p>
          </table:table-cell>
          <table:table-cell office:value-type="float" office:value="0.032151" calcext:value-type="float">
            <text:p>0.032151</text:p>
          </table:table-cell>
          <table:table-cell office:value-type="float" office:value="0.882764" calcext:value-type="float">
            <text:p>0.8827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8888" calcext:value-type="float">
            <text:p>0.948888</text:p>
          </table:table-cell>
          <table:table-cell office:value-type="float" office:value="0.032066" calcext:value-type="float">
            <text:p>0.032066</text:p>
          </table:table-cell>
          <table:table-cell office:value-type="float" office:value="0.916684" calcext:value-type="float">
            <text:p>0.9166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58" calcext:value-type="float">
            <text:p>0.94358</text:p>
          </table:table-cell>
          <table:table-cell office:value-type="float" office:value="0.032168" calcext:value-type="float">
            <text:p>0.032168</text:p>
          </table:table-cell>
          <table:table-cell office:value-type="float" office:value="0.911272" calcext:value-type="float">
            <text:p>0.9112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5395" calcext:value-type="float">
            <text:p>0.915395</text:p>
          </table:table-cell>
          <table:table-cell office:value-type="float" office:value="0.032045" calcext:value-type="float">
            <text:p>0.032045</text:p>
          </table:table-cell>
          <table:table-cell office:value-type="float" office:value="0.883208" calcext:value-type="float">
            <text:p>0.8832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7049" calcext:value-type="float">
            <text:p>0.937049</text:p>
          </table:table-cell>
          <table:table-cell office:value-type="float" office:value="0.032011" calcext:value-type="float">
            <text:p>0.032011</text:p>
          </table:table-cell>
          <table:table-cell office:value-type="float" office:value="0.904904" calcext:value-type="float">
            <text:p>0.904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403" calcext:value-type="float">
            <text:p>0.929403</text:p>
          </table:table-cell>
          <table:table-cell office:value-type="float" office:value="0.032093" calcext:value-type="float">
            <text:p>0.032093</text:p>
          </table:table-cell>
          <table:table-cell office:value-type="float" office:value="0.897171" calcext:value-type="float">
            <text:p>0.8971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981" calcext:value-type="float">
            <text:p>0.953981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921686" calcext:value-type="float">
            <text:p>0.921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5618" calcext:value-type="float">
            <text:p>0.945618</text:p>
          </table:table-cell>
          <table:table-cell office:value-type="float" office:value="0.032247" calcext:value-type="float">
            <text:p>0.032247</text:p>
          </table:table-cell>
          <table:table-cell office:value-type="float" office:value="0.91323" calcext:value-type="float">
            <text:p>0.913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98991" calcext:value-type="float">
            <text:p>0.998991</text:p>
          </table:table-cell>
          <table:table-cell office:value-type="float" office:value="0.031982" calcext:value-type="float">
            <text:p>0.031982</text:p>
          </table:table-cell>
          <table:table-cell office:value-type="float" office:value="0.966879" calcext:value-type="float">
            <text:p>0.9668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049" calcext:value-type="float">
            <text:p>0.954049</text:p>
          </table:table-cell>
          <table:table-cell office:value-type="float" office:value="0.031996" calcext:value-type="float">
            <text:p>0.031996</text:p>
          </table:table-cell>
          <table:table-cell office:value-type="float" office:value="0.921921" calcext:value-type="float">
            <text:p>0.921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7894" calcext:value-type="float">
            <text:p>0.977894</text:p>
          </table:table-cell>
          <table:table-cell office:value-type="float" office:value="0.032095" calcext:value-type="float">
            <text:p>0.032095</text:p>
          </table:table-cell>
          <table:table-cell office:value-type="float" office:value="0.945666" calcext:value-type="float">
            <text:p>0.9456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42" calcext:value-type="float">
            <text:p>0.95242</text:p>
          </table:table-cell>
          <table:table-cell office:value-type="float" office:value="0.032041" calcext:value-type="float">
            <text:p>0.032041</text:p>
          </table:table-cell>
          <table:table-cell office:value-type="float" office:value="0.920239" calcext:value-type="float">
            <text:p>0.9202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94" calcext:value-type="float">
            <text:p>0.95294</text:p>
          </table:table-cell>
          <table:table-cell office:value-type="float" office:value="0.032038" calcext:value-type="float">
            <text:p>0.032038</text:p>
          </table:table-cell>
          <table:table-cell office:value-type="float" office:value="0.920765" calcext:value-type="float">
            <text:p>0.9207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4018" calcext:value-type="float">
            <text:p>0.944018</text:p>
          </table:table-cell>
          <table:table-cell office:value-type="float" office:value="0.032169" calcext:value-type="float">
            <text:p>0.032169</text:p>
          </table:table-cell>
          <table:table-cell office:value-type="float" office:value="0.911708" calcext:value-type="float">
            <text:p>0.9117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7891" calcext:value-type="float">
            <text:p>0.917891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885719" calcext:value-type="float">
            <text:p>0.885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272" calcext:value-type="float">
            <text:p>0.954272</text:p>
          </table:table-cell>
          <table:table-cell office:value-type="float" office:value="0.032091" calcext:value-type="float">
            <text:p>0.032091</text:p>
          </table:table-cell>
          <table:table-cell office:value-type="float" office:value="0.922042" calcext:value-type="float">
            <text:p>0.9220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98608" calcext:value-type="float">
            <text:p>0.998608</text:p>
          </table:table-cell>
          <table:table-cell office:value-type="float" office:value="0.032189" calcext:value-type="float">
            <text:p>0.032189</text:p>
          </table:table-cell>
          <table:table-cell office:value-type="float" office:value="0.966252" calcext:value-type="float">
            <text:p>0.9662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418" calcext:value-type="float">
            <text:p>0.94418</text:p>
          </table:table-cell>
          <table:table-cell office:value-type="float" office:value="0.032165" calcext:value-type="float">
            <text:p>0.032165</text:p>
          </table:table-cell>
          <table:table-cell office:value-type="float" office:value="0.911872" calcext:value-type="float">
            <text:p>0.911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7638" calcext:value-type="float">
            <text:p>0.937638</text:p>
          </table:table-cell>
          <table:table-cell office:value-type="float" office:value="0.032185" calcext:value-type="float">
            <text:p>0.032185</text:p>
          </table:table-cell>
          <table:table-cell office:value-type="float" office:value="0.905316" calcext:value-type="float">
            <text:p>0.9053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2057" calcext:value-type="float">
            <text:p>0.932057</text:p>
          </table:table-cell>
          <table:table-cell office:value-type="float" office:value="0.032089" calcext:value-type="float">
            <text:p>0.032089</text:p>
          </table:table-cell>
          <table:table-cell office:value-type="float" office:value="0.899828" calcext:value-type="float">
            <text:p>0.8998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496" calcext:value-type="float">
            <text:p>0.940496</text:p>
          </table:table-cell>
          <table:table-cell office:value-type="float" office:value="0.03217" calcext:value-type="float">
            <text:p>0.03217</text:p>
          </table:table-cell>
          <table:table-cell office:value-type="float" office:value="0.908185" calcext:value-type="float">
            <text:p>0.9081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4584" calcext:value-type="float">
            <text:p>0.934584</text:p>
          </table:table-cell>
          <table:table-cell office:value-type="float" office:value="0.032052" calcext:value-type="float">
            <text:p>0.032052</text:p>
          </table:table-cell>
          <table:table-cell office:value-type="float" office:value="0.902394" calcext:value-type="float">
            <text:p>0.902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548" calcext:value-type="float">
            <text:p>0.963548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931349" calcext:value-type="float">
            <text:p>0.9313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3273" calcext:value-type="float">
            <text:p>0.973273</text:p>
          </table:table-cell>
          <table:table-cell office:value-type="float" office:value="0.032421" calcext:value-type="float">
            <text:p>0.032421</text:p>
          </table:table-cell>
          <table:table-cell office:value-type="float" office:value="0.940662" calcext:value-type="float">
            <text:p>0.9406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1374" calcext:value-type="float">
            <text:p>0.951374</text:p>
          </table:table-cell>
          <table:table-cell office:value-type="float" office:value="0.032" calcext:value-type="float">
            <text:p>0.032</text:p>
          </table:table-cell>
          <table:table-cell office:value-type="float" office:value="0.919245" calcext:value-type="float">
            <text:p>0.9192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877" calcext:value-type="float">
            <text:p>0.954877</text:p>
          </table:table-cell>
          <table:table-cell office:value-type="float" office:value="0.032008" calcext:value-type="float">
            <text:p>0.032008</text:p>
          </table:table-cell>
          <table:table-cell office:value-type="float" office:value="0.922731" calcext:value-type="float">
            <text:p>0.9227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41" calcext:value-type="float">
            <text:p>0.94241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0.91009" calcext:value-type="float">
            <text:p>0.91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781" calcext:value-type="float">
            <text:p>0.942781</text:p>
          </table:table-cell>
          <table:table-cell office:value-type="float" office:value="0.032169" calcext:value-type="float">
            <text:p>0.032169</text:p>
          </table:table-cell>
          <table:table-cell office:value-type="float" office:value="0.91047" calcext:value-type="float">
            <text:p>0.910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193" calcext:value-type="float">
            <text:p>0.928193</text:p>
          </table:table-cell>
          <table:table-cell office:value-type="float" office:value="0.032049" calcext:value-type="float">
            <text:p>0.032049</text:p>
          </table:table-cell>
          <table:table-cell office:value-type="float" office:value="0.896006" calcext:value-type="float">
            <text:p>0.8960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2008" calcext:value-type="float">
            <text:p>0.982008</text:p>
          </table:table-cell>
          <table:table-cell office:value-type="float" office:value="0.064023" calcext:value-type="float">
            <text:p>0.064023</text:p>
          </table:table-cell>
          <table:table-cell office:value-type="float" office:value="0.917843" calcext:value-type="float">
            <text:p>0.917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9444" calcext:value-type="float">
            <text:p>1.019444</text:p>
          </table:table-cell>
          <table:table-cell office:value-type="float" office:value="0.064266" calcext:value-type="float">
            <text:p>0.064266</text:p>
          </table:table-cell>
          <table:table-cell office:value-type="float" office:value="0.955035" calcext:value-type="float">
            <text:p>0.9550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2707" calcext:value-type="float">
            <text:p>0.992707</text:p>
          </table:table-cell>
          <table:table-cell office:value-type="float" office:value="0.064385" calcext:value-type="float">
            <text:p>0.064385</text:p>
          </table:table-cell>
          <table:table-cell office:value-type="float" office:value="0.928175" calcext:value-type="float">
            <text:p>0.9281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601" calcext:value-type="float">
            <text:p>0.972601</text:p>
          </table:table-cell>
          <table:table-cell office:value-type="float" office:value="0.063949" calcext:value-type="float">
            <text:p>0.063949</text:p>
          </table:table-cell>
          <table:table-cell office:value-type="float" office:value="0.908519" calcext:value-type="float">
            <text:p>0.9085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33067" calcext:value-type="float">
            <text:p>1.033067</text:p>
          </table:table-cell>
          <table:table-cell office:value-type="float" office:value="0.064709" calcext:value-type="float">
            <text:p>0.064709</text:p>
          </table:table-cell>
          <table:table-cell office:value-type="float" office:value="0.968173" calcext:value-type="float">
            <text:p>0.9681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4283" calcext:value-type="float">
            <text:p>0.964283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900092" calcext:value-type="float">
            <text:p>0.9000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11" calcext:value-type="float">
            <text:p>0.97411</text:p>
          </table:table-cell>
          <table:table-cell office:value-type="float" office:value="0.064225" calcext:value-type="float">
            <text:p>0.064225</text:p>
          </table:table-cell>
          <table:table-cell office:value-type="float" office:value="0.909745" calcext:value-type="float">
            <text:p>0.9097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6455" calcext:value-type="float">
            <text:p>0.996455</text:p>
          </table:table-cell>
          <table:table-cell office:value-type="float" office:value="0.06479" calcext:value-type="float">
            <text:p>0.06479</text:p>
          </table:table-cell>
          <table:table-cell office:value-type="float" office:value="0.93149" calcext:value-type="float">
            <text:p>0.931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026" calcext:value-type="float">
            <text:p>0.975026</text:p>
          </table:table-cell>
          <table:table-cell office:value-type="float" office:value="0.064259" calcext:value-type="float">
            <text:p>0.064259</text:p>
          </table:table-cell>
          <table:table-cell office:value-type="float" office:value="0.910626" calcext:value-type="float">
            <text:p>0.9106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9446" calcext:value-type="float">
            <text:p>0.959446</text:p>
          </table:table-cell>
          <table:table-cell office:value-type="float" office:value="0.064019" calcext:value-type="float">
            <text:p>0.064019</text:p>
          </table:table-cell>
          <table:table-cell office:value-type="float" office:value="0.895284" calcext:value-type="float">
            <text:p>0.8952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5423" calcext:value-type="float">
            <text:p>0.965423</text:p>
          </table:table-cell>
          <table:table-cell office:value-type="float" office:value="0.064044" calcext:value-type="float">
            <text:p>0.064044</text:p>
          </table:table-cell>
          <table:table-cell office:value-type="float" office:value="0.901238" calcext:value-type="float">
            <text:p>0.9012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5496" calcext:value-type="float">
            <text:p>0.955496</text:p>
          </table:table-cell>
          <table:table-cell office:value-type="float" office:value="0.064008" calcext:value-type="float">
            <text:p>0.064008</text:p>
          </table:table-cell>
          <table:table-cell office:value-type="float" office:value="0.891347" calcext:value-type="float">
            <text:p>0.8913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7871" calcext:value-type="float">
            <text:p>0.957871</text:p>
          </table:table-cell>
          <table:table-cell office:value-type="float" office:value="0.064061" calcext:value-type="float">
            <text:p>0.064061</text:p>
          </table:table-cell>
          <table:table-cell office:value-type="float" office:value="0.893668" calcext:value-type="float">
            <text:p>0.893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032" calcext:value-type="float">
            <text:p>0.962032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0.897714" calcext:value-type="float">
            <text:p>0.8977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839" calcext:value-type="float">
            <text:p>0.972839</text:p>
          </table:table-cell>
          <table:table-cell office:value-type="float" office:value="0.064293" calcext:value-type="float">
            <text:p>0.064293</text:p>
          </table:table-cell>
          <table:table-cell office:value-type="float" office:value="0.908402" calcext:value-type="float">
            <text:p>0.9084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9423" calcext:value-type="float">
            <text:p>0.949423</text:p>
          </table:table-cell>
          <table:table-cell office:value-type="float" office:value="0.064012" calcext:value-type="float">
            <text:p>0.064012</text:p>
          </table:table-cell>
          <table:table-cell office:value-type="float" office:value="0.885271" calcext:value-type="float">
            <text:p>0.885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905" calcext:value-type="float">
            <text:p>0.982905</text:p>
          </table:table-cell>
          <table:table-cell office:value-type="float" office:value="0.064034" calcext:value-type="float">
            <text:p>0.064034</text:p>
          </table:table-cell>
          <table:table-cell office:value-type="float" office:value="0.918729" calcext:value-type="float">
            <text:p>0.9187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2312" calcext:value-type="float">
            <text:p>1.02312</text:p>
          </table:table-cell>
          <table:table-cell office:value-type="float" office:value="0.064008" calcext:value-type="float">
            <text:p>0.064008</text:p>
          </table:table-cell>
          <table:table-cell office:value-type="float" office:value="0.958972" calcext:value-type="float">
            <text:p>0.9589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1613" calcext:value-type="float">
            <text:p>0.991613</text:p>
          </table:table-cell>
          <table:table-cell office:value-type="float" office:value="0.063921" calcext:value-type="float">
            <text:p>0.063921</text:p>
          </table:table-cell>
          <table:table-cell office:value-type="float" office:value="0.927561" calcext:value-type="float">
            <text:p>0.9275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971" calcext:value-type="float">
            <text:p>0.989971</text:p>
          </table:table-cell>
          <table:table-cell office:value-type="float" office:value="0.064171" calcext:value-type="float">
            <text:p>0.064171</text:p>
          </table:table-cell>
          <table:table-cell office:value-type="float" office:value="0.925665" calcext:value-type="float">
            <text:p>0.9256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6338" calcext:value-type="float">
            <text:p>0.966338</text:p>
          </table:table-cell>
          <table:table-cell office:value-type="float" office:value="0.064036" calcext:value-type="float">
            <text:p>0.064036</text:p>
          </table:table-cell>
          <table:table-cell office:value-type="float" office:value="0.902163" calcext:value-type="float">
            <text:p>0.9021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103" calcext:value-type="float">
            <text:p>0.946103</text:p>
          </table:table-cell>
          <table:table-cell office:value-type="float" office:value="0.064097" calcext:value-type="float">
            <text:p>0.064097</text:p>
          </table:table-cell>
          <table:table-cell office:value-type="float" office:value="0.881867" calcext:value-type="float">
            <text:p>0.881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5805" calcext:value-type="float">
            <text:p>0.995805</text:p>
          </table:table-cell>
          <table:table-cell office:value-type="float" office:value="0.064382" calcext:value-type="float">
            <text:p>0.064382</text:p>
          </table:table-cell>
          <table:table-cell office:value-type="float" office:value="0.931282" calcext:value-type="float">
            <text:p>0.931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085" calcext:value-type="float">
            <text:p>0.982085</text:p>
          </table:table-cell>
          <table:table-cell office:value-type="float" office:value="0.064405" calcext:value-type="float">
            <text:p>0.064405</text:p>
          </table:table-cell>
          <table:table-cell office:value-type="float" office:value="0.917524" calcext:value-type="float">
            <text:p>0.9175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0985" calcext:value-type="float">
            <text:p>0.980985</text:p>
          </table:table-cell>
          <table:table-cell office:value-type="float" office:value="0.064055" calcext:value-type="float">
            <text:p>0.064055</text:p>
          </table:table-cell>
          <table:table-cell office:value-type="float" office:value="0.91679" calcext:value-type="float">
            <text:p>0.916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7966" calcext:value-type="float">
            <text:p>1.017966</text:p>
          </table:table-cell>
          <table:table-cell office:value-type="float" office:value="0.06436" calcext:value-type="float">
            <text:p>0.06436</text:p>
          </table:table-cell>
          <table:table-cell office:value-type="float" office:value="0.953466" calcext:value-type="float">
            <text:p>0.9534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517852952812" calcext:value-type="float">
            <text:p>3.16517852952812</text:p>
          </table:table-cell>
          <table:table-cell office:value-type="float" office:value="0.0235858759383234" calcext:value-type="float">
            <text:p>0.023585875938323</text:p>
          </table:table-cell>
          <table:table-cell table:number-columns-repeated="8"/>
        </table:table-row>
        <table:table-row table:style-name="ro1">
          <table:table-cell office:value-type="float" office:value="0.960007" calcext:value-type="float">
            <text:p>0.960007</text:p>
          </table:table-cell>
          <table:table-cell office:value-type="float" office:value="0.063974" calcext:value-type="float">
            <text:p>0.063974</text:p>
          </table:table-cell>
          <table:table-cell office:value-type="float" office:value="0.895902" calcext:value-type="float">
            <text:p>0.895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4862" calcext:value-type="float">
            <text:p>0.994862</text:p>
          </table:table-cell>
          <table:table-cell office:value-type="float" office:value="0.064334" calcext:value-type="float">
            <text:p>0.064334</text:p>
          </table:table-cell>
          <table:table-cell office:value-type="float" office:value="0.930386" calcext:value-type="float">
            <text:p>0.930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8391" calcext:value-type="float">
            <text:p>0.958391</text:p>
          </table:table-cell>
          <table:table-cell office:value-type="float" office:value="0.063997" calcext:value-type="float">
            <text:p>0.063997</text:p>
          </table:table-cell>
          <table:table-cell office:value-type="float" office:value="0.894256" calcext:value-type="float">
            <text:p>0.894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4564" calcext:value-type="float">
            <text:p>0.994564</text:p>
          </table:table-cell>
          <table:table-cell office:value-type="float" office:value="0.064292" calcext:value-type="float">
            <text:p>0.064292</text:p>
          </table:table-cell>
          <table:table-cell office:value-type="float" office:value="0.930131" calcext:value-type="float">
            <text:p>0.9301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1407" calcext:value-type="float">
            <text:p>0.971407</text:p>
          </table:table-cell>
          <table:table-cell office:value-type="float" office:value="0.063962" calcext:value-type="float">
            <text:p>0.063962</text:p>
          </table:table-cell>
          <table:table-cell office:value-type="float" office:value="0.907313" calcext:value-type="float">
            <text:p>0.9073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6452" calcext:value-type="float">
            <text:p>1.006452</text:p>
          </table:table-cell>
          <table:table-cell office:value-type="float" office:value="0.064328" calcext:value-type="float">
            <text:p>0.064328</text:p>
          </table:table-cell>
          <table:table-cell office:value-type="float" office:value="0.941978" calcext:value-type="float">
            <text:p>0.9419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289372654105" calcext:value-type="float">
            <text:p>3.14289372654105</text:p>
          </table:table-cell>
          <table:table-cell office:value-type="float" office:value="0.00130107295126081" calcext:value-type="float">
            <text:p>0.001301072951261</text:p>
          </table:table-cell>
          <table:table-cell table:number-columns-repeated="8"/>
        </table:table-row>
        <table:table-row table:style-name="ro1">
          <table:table-cell office:value-type="float" office:value="0.974092" calcext:value-type="float">
            <text:p>0.974092</text:p>
          </table:table-cell>
          <table:table-cell office:value-type="float" office:value="0.064277" calcext:value-type="float">
            <text:p>0.064277</text:p>
          </table:table-cell>
          <table:table-cell office:value-type="float" office:value="0.909669" calcext:value-type="float">
            <text:p>0.9096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447" calcext:value-type="float">
            <text:p>0.96447</text:p>
          </table:table-cell>
          <table:table-cell office:value-type="float" office:value="0.064071" calcext:value-type="float">
            <text:p>0.064071</text:p>
          </table:table-cell>
          <table:table-cell office:value-type="float" office:value="0.90026" calcext:value-type="float">
            <text:p>0.900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827" calcext:value-type="float">
            <text:p>0.974827</text:p>
          </table:table-cell>
          <table:table-cell office:value-type="float" office:value="0.064263" calcext:value-type="float">
            <text:p>0.064263</text:p>
          </table:table-cell>
          <table:table-cell office:value-type="float" office:value="0.910424" calcext:value-type="float">
            <text:p>0.910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945233970153" calcext:value-type="float">
            <text:p>3.15945233970153</text:p>
          </table:table-cell>
          <table:table-cell office:value-type="float" office:value="0.0178596861117333" calcext:value-type="float">
            <text:p>0.017859686111733</text:p>
          </table:table-cell>
          <table:table-cell table:number-columns-repeated="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64019" calcext:value-type="float">
            <text:p>0.064019</text:p>
          </table:table-cell>
          <table:table-cell office:value-type="float" office:value="0.905843" calcext:value-type="float">
            <text:p>0.905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413" calcext:value-type="float">
            <text:p>0.975413</text:p>
          </table:table-cell>
          <table:table-cell office:value-type="float" office:value="0.064174" calcext:value-type="float">
            <text:p>0.064174</text:p>
          </table:table-cell>
          <table:table-cell office:value-type="float" office:value="0.911099" calcext:value-type="float">
            <text:p>0.9110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5349" calcext:value-type="float">
            <text:p>0.995349</text:p>
          </table:table-cell>
          <table:table-cell office:value-type="float" office:value="0.064283" calcext:value-type="float">
            <text:p>0.064283</text:p>
          </table:table-cell>
          <table:table-cell office:value-type="float" office:value="0.930928" calcext:value-type="float">
            <text:p>0.9309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483468883927" calcext:value-type="float">
            <text:p>3.15483468883927</text:p>
          </table:table-cell>
          <table:table-cell office:value-type="float" office:value="0.0132420352494762" calcext:value-type="float">
            <text:p>0.013242035249476</text:p>
          </table:table-cell>
          <table:table-cell table:number-columns-repeated="8"/>
        </table:table-row>
        <table:table-row table:style-name="ro1">
          <table:table-cell office:value-type="float" office:value="0.945935" calcext:value-type="float">
            <text:p>0.945935</text:p>
          </table:table-cell>
          <table:table-cell office:value-type="float" office:value="0.064131" calcext:value-type="float">
            <text:p>0.064131</text:p>
          </table:table-cell>
          <table:table-cell office:value-type="float" office:value="0.881664" calcext:value-type="float">
            <text:p>0.881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524" calcext:value-type="float">
            <text:p>0.985524</text:p>
          </table:table-cell>
          <table:table-cell office:value-type="float" office:value="0.064038" calcext:value-type="float">
            <text:p>0.064038</text:p>
          </table:table-cell>
          <table:table-cell office:value-type="float" office:value="0.921344" calcext:value-type="float">
            <text:p>0.921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115" calcext:value-type="float">
            <text:p>0.982115</text:p>
          </table:table-cell>
          <table:table-cell office:value-type="float" office:value="0.064065" calcext:value-type="float">
            <text:p>0.064065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422" calcext:value-type="float">
            <text:p>0.993422</text:p>
          </table:table-cell>
          <table:table-cell office:value-type="float" office:value="0.06397" calcext:value-type="float">
            <text:p>0.06397</text:p>
          </table:table-cell>
          <table:table-cell office:value-type="float" office:value="0.929322" calcext:value-type="float">
            <text:p>0.929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6683" calcext:value-type="float">
            <text:p>0.996683</text:p>
          </table:table-cell>
          <table:table-cell office:value-type="float" office:value="0.064575" calcext:value-type="float">
            <text:p>0.064575</text:p>
          </table:table-cell>
          <table:table-cell office:value-type="float" office:value="0.931934" calcext:value-type="float">
            <text:p>0.9319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7103" calcext:value-type="float">
            <text:p>1.007103</text:p>
          </table:table-cell>
          <table:table-cell office:value-type="float" office:value="0.063932" calcext:value-type="float">
            <text:p>0.063932</text:p>
          </table:table-cell>
          <table:table-cell office:value-type="float" office:value="0.943037" calcext:value-type="float">
            <text:p>0.9430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809" calcext:value-type="float">
            <text:p>0.962809</text:p>
          </table:table-cell>
          <table:table-cell office:value-type="float" office:value="0.064037" calcext:value-type="float">
            <text:p>0.064037</text:p>
          </table:table-cell>
          <table:table-cell office:value-type="float" office:value="0.898632" calcext:value-type="float">
            <text:p>0.8986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222" calcext:value-type="float">
            <text:p>0.946222</text:p>
          </table:table-cell>
          <table:table-cell office:value-type="float" office:value="0.064088" calcext:value-type="float">
            <text:p>0.064088</text:p>
          </table:table-cell>
          <table:table-cell office:value-type="float" office:value="0.881994" calcext:value-type="float">
            <text:p>0.881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609" calcext:value-type="float">
            <text:p>0.973609</text:p>
          </table:table-cell>
          <table:table-cell office:value-type="float" office:value="0.063928" calcext:value-type="float">
            <text:p>0.063928</text:p>
          </table:table-cell>
          <table:table-cell office:value-type="float" office:value="0.909549" calcext:value-type="float">
            <text:p>0.9095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649" calcext:value-type="float">
            <text:p>0.973649</text:p>
          </table:table-cell>
          <table:table-cell office:value-type="float" office:value="0.064269" calcext:value-type="float">
            <text:p>0.064269</text:p>
          </table:table-cell>
          <table:table-cell office:value-type="float" office:value="0.909239" calcext:value-type="float">
            <text:p>0.909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6665" calcext:value-type="float">
            <text:p>1.006665</text:p>
          </table:table-cell>
          <table:table-cell office:value-type="float" office:value="0.064225" calcext:value-type="float">
            <text:p>0.064225</text:p>
          </table:table-cell>
          <table:table-cell office:value-type="float" office:value="0.942298" calcext:value-type="float">
            <text:p>0.9422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918" calcext:value-type="float">
            <text:p>0.993918</text:p>
          </table:table-cell>
          <table:table-cell office:value-type="float" office:value="0.063941" calcext:value-type="float">
            <text:p>0.063941</text:p>
          </table:table-cell>
          <table:table-cell office:value-type="float" office:value="0.929843" calcext:value-type="float">
            <text:p>0.929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5318" calcext:value-type="float">
            <text:p>1.005318</text:p>
          </table:table-cell>
          <table:table-cell office:value-type="float" office:value="0.064157" calcext:value-type="float">
            <text:p>0.064157</text:p>
          </table:table-cell>
          <table:table-cell office:value-type="float" office:value="0.941021" calcext:value-type="float">
            <text:p>0.9410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674" calcext:value-type="float">
            <text:p>0.993674</text:p>
          </table:table-cell>
          <table:table-cell office:value-type="float" office:value="0.063919" calcext:value-type="float">
            <text:p>0.063919</text:p>
          </table:table-cell>
          <table:table-cell office:value-type="float" office:value="0.929623" calcext:value-type="float">
            <text:p>0.9296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7277" calcext:value-type="float">
            <text:p>0.967277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903207" calcext:value-type="float">
            <text:p>0.9032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23909" calcext:value-type="float">
            <text:p>1.02390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95967" calcext:value-type="float">
            <text:p>0.95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588" calcext:value-type="float">
            <text:p>0.985588</text:p>
          </table:table-cell>
          <table:table-cell office:value-type="float" office:value="0.064201" calcext:value-type="float">
            <text:p>0.064201</text:p>
          </table:table-cell>
          <table:table-cell office:value-type="float" office:value="0.921248" calcext:value-type="float">
            <text:p>0.921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538819612649" calcext:value-type="float">
            <text:p>3.15538819612649</text:p>
          </table:table-cell>
          <table:table-cell office:value-type="float" office:value="0.0137955425367005" calcext:value-type="float">
            <text:p>0.013795542536701</text:p>
          </table:table-cell>
          <table:table-cell table:number-columns-repeated="8"/>
        </table:table-row>
        <table:table-row table:style-name="ro1">
          <table:table-cell office:value-type="float" office:value="0.975635" calcext:value-type="float">
            <text:p>0.975635</text:p>
          </table:table-cell>
          <table:table-cell office:value-type="float" office:value="0.064036" calcext:value-type="float">
            <text:p>0.064036</text:p>
          </table:table-cell>
          <table:table-cell office:value-type="float" office:value="0.91146" calcext:value-type="float">
            <text:p>0.911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109" calcext:value-type="float">
            <text:p>0.96109</text:p>
          </table:table-cell>
          <table:table-cell office:value-type="float" office:value="0.064047" calcext:value-type="float">
            <text:p>0.064047</text:p>
          </table:table-cell>
          <table:table-cell office:value-type="float" office:value="0.896903" calcext:value-type="float">
            <text:p>0.8969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587" calcext:value-type="float">
            <text:p>0.989587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925347" calcext:value-type="float">
            <text:p>0.9253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1005" calcext:value-type="float">
            <text:p>0.961005</text:p>
          </table:table-cell>
          <table:table-cell office:value-type="float" office:value="0.064052" calcext:value-type="float">
            <text:p>0.064052</text:p>
          </table:table-cell>
          <table:table-cell office:value-type="float" office:value="0.896813" calcext:value-type="float">
            <text:p>0.8968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0397" calcext:value-type="float">
            <text:p>0.980397</text:p>
          </table:table-cell>
          <table:table-cell office:value-type="float" office:value="0.064096" calcext:value-type="float">
            <text:p>0.064096</text:p>
          </table:table-cell>
          <table:table-cell office:value-type="float" office:value="0.916161" calcext:value-type="float">
            <text:p>0.9161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5077" calcext:value-type="float">
            <text:p>0.955077</text:p>
          </table:table-cell>
          <table:table-cell office:value-type="float" office:value="0.064137" calcext:value-type="float">
            <text:p>0.064137</text:p>
          </table:table-cell>
          <table:table-cell office:value-type="float" office:value="0.890798" calcext:value-type="float">
            <text:p>0.8907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428522370797" calcext:value-type="float">
            <text:p>3.15428522370797</text:p>
          </table:table-cell>
          <table:table-cell office:value-type="float" office:value="0.0126925701181784" calcext:value-type="float">
            <text:p>0.012692570118178</text:p>
          </table:table-cell>
          <table:table-cell table:number-columns-repeated="8"/>
        </table:table-row>
        <table:table-row table:style-name="ro1">
          <table:table-cell office:value-type="float" office:value="1.009753" calcext:value-type="float">
            <text:p>1.009753</text:p>
          </table:table-cell>
          <table:table-cell office:value-type="float" office:value="0.064315" calcext:value-type="float">
            <text:p>0.064315</text:p>
          </table:table-cell>
          <table:table-cell office:value-type="float" office:value="0.945296" calcext:value-type="float">
            <text:p>0.9452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348" calcext:value-type="float">
            <text:p>0.972348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908266" calcext:value-type="float">
            <text:p>0.9082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4963" calcext:value-type="float">
            <text:p>0.984963</text:p>
          </table:table-cell>
          <table:table-cell office:value-type="float" office:value="0.064039" calcext:value-type="float">
            <text:p>0.064039</text:p>
          </table:table-cell>
          <table:table-cell office:value-type="float" office:value="0.920786" calcext:value-type="float">
            <text:p>0.9207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1371" calcext:value-type="float">
            <text:p>0.981371</text:p>
          </table:table-cell>
          <table:table-cell office:value-type="float" office:value="0.064147" calcext:value-type="float">
            <text:p>0.064147</text:p>
          </table:table-cell>
          <table:table-cell office:value-type="float" office:value="0.917085" calcext:value-type="float">
            <text:p>0.9170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1724" calcext:value-type="float">
            <text:p>0.961724</text:p>
          </table:table-cell>
          <table:table-cell office:value-type="float" office:value="0.064035" calcext:value-type="float">
            <text:p>0.064035</text:p>
          </table:table-cell>
          <table:table-cell office:value-type="float" office:value="0.897547" calcext:value-type="float">
            <text:p>0.8975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321" calcext:value-type="float">
            <text:p>0.973321</text:p>
          </table:table-cell>
          <table:table-cell office:value-type="float" office:value="0.064267" calcext:value-type="float">
            <text:p>0.064267</text:p>
          </table:table-cell>
          <table:table-cell office:value-type="float" office:value="0.908913" calcext:value-type="float">
            <text:p>0.9089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132" calcext:value-type="float">
            <text:p>0.960132</text:p>
          </table:table-cell>
          <table:table-cell office:value-type="float" office:value="0.064118" calcext:value-type="float">
            <text:p>0.064118</text:p>
          </table:table-cell>
          <table:table-cell office:value-type="float" office:value="0.895873" calcext:value-type="float">
            <text:p>0.895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197" calcext:value-type="float">
            <text:p>0.99197</text:p>
          </table:table-cell>
          <table:table-cell office:value-type="float" office:value="0.064166" calcext:value-type="float">
            <text:p>0.064166</text:p>
          </table:table-cell>
          <table:table-cell office:value-type="float" office:value="0.927661" calcext:value-type="float">
            <text:p>0.9276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8364" calcext:value-type="float">
            <text:p>1.018364</text:p>
          </table:table-cell>
          <table:table-cell office:value-type="float" office:value="0.064318" calcext:value-type="float">
            <text:p>0.064318</text:p>
          </table:table-cell>
          <table:table-cell office:value-type="float" office:value="0.953905" calcext:value-type="float">
            <text:p>0.953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308" calcext:value-type="float">
            <text:p>0.962308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898029" calcext:value-type="float">
            <text:p>0.8980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084" calcext:value-type="float">
            <text:p>0.982084</text:p>
          </table:table-cell>
          <table:table-cell office:value-type="float" office:value="0.064367" calcext:value-type="float">
            <text:p>0.064367</text:p>
          </table:table-cell>
          <table:table-cell office:value-type="float" office:value="0.917573" calcext:value-type="float">
            <text:p>0.917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929" calcext:value-type="float">
            <text:p>0.974929</text:p>
          </table:table-cell>
          <table:table-cell office:value-type="float" office:value="0.063999" calcext:value-type="float">
            <text:p>0.063999</text:p>
          </table:table-cell>
          <table:table-cell office:value-type="float" office:value="0.910797" calcext:value-type="float">
            <text:p>0.9107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422" calcext:value-type="float">
            <text:p>0.985422</text:p>
          </table:table-cell>
          <table:table-cell office:value-type="float" office:value="0.064082" calcext:value-type="float">
            <text:p>0.064082</text:p>
          </table:table-cell>
          <table:table-cell office:value-type="float" office:value="0.921201" calcext:value-type="float">
            <text:p>0.921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4666" calcext:value-type="float">
            <text:p>0.994666</text:p>
          </table:table-cell>
          <table:table-cell office:value-type="float" office:value="0.064621" calcext:value-type="float">
            <text:p>0.064621</text:p>
          </table:table-cell>
          <table:table-cell office:value-type="float" office:value="0.929868" calcext:value-type="float">
            <text:p>0.9298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907" calcext:value-type="float">
            <text:p>0.993907</text:p>
          </table:table-cell>
          <table:table-cell office:value-type="float" office:value="0.064368" calcext:value-type="float">
            <text:p>0.064368</text:p>
          </table:table-cell>
          <table:table-cell office:value-type="float" office:value="0.929399" calcext:value-type="float">
            <text:p>0.929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724" calcext:value-type="float">
            <text:p>0.972724</text:p>
          </table:table-cell>
          <table:table-cell office:value-type="float" office:value="0.064283" calcext:value-type="float">
            <text:p>0.064283</text:p>
          </table:table-cell>
          <table:table-cell office:value-type="float" office:value="0.9083" calcext:value-type="float">
            <text:p>0.90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915" calcext:value-type="float">
            <text:p>0.973915</text:p>
          </table:table-cell>
          <table:table-cell office:value-type="float" office:value="0.064104" calcext:value-type="float">
            <text:p>0.064104</text:p>
          </table:table-cell>
          <table:table-cell office:value-type="float" office:value="0.909672" calcext:value-type="float">
            <text:p>0.9096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388" calcext:value-type="float">
            <text:p>0.983388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918445" calcext:value-type="float">
            <text:p>0.918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895" calcext:value-type="float">
            <text:p>0.973895</text:p>
          </table:table-cell>
          <table:table-cell office:value-type="float" office:value="0.064356" calcext:value-type="float">
            <text:p>0.064356</text:p>
          </table:table-cell>
          <table:table-cell office:value-type="float" office:value="0.909399" calcext:value-type="float">
            <text:p>0.909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029" calcext:value-type="float">
            <text:p>0.946029</text:p>
          </table:table-cell>
          <table:table-cell office:value-type="float" office:value="0.064085" calcext:value-type="float">
            <text:p>0.064085</text:p>
          </table:table-cell>
          <table:table-cell office:value-type="float" office:value="0.881806" calcext:value-type="float">
            <text:p>0.8818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166" calcext:value-type="float">
            <text:p>0.972166</text:p>
          </table:table-cell>
          <table:table-cell office:value-type="float" office:value="0.064282" calcext:value-type="float">
            <text:p>0.064282</text:p>
          </table:table-cell>
          <table:table-cell office:value-type="float" office:value="0.90774" calcext:value-type="float">
            <text:p>0.90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806" calcext:value-type="float">
            <text:p>0.985806</text:p>
          </table:table-cell>
          <table:table-cell office:value-type="float" office:value="0.064207" calcext:value-type="float">
            <text:p>0.064207</text:p>
          </table:table-cell>
          <table:table-cell office:value-type="float" office:value="0.921457" calcext:value-type="float">
            <text:p>0.9214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6147" calcext:value-type="float">
            <text:p>0.996147</text:p>
          </table:table-cell>
          <table:table-cell office:value-type="float" office:value="0.064394" calcext:value-type="float">
            <text:p>0.064394</text:p>
          </table:table-cell>
          <table:table-cell office:value-type="float" office:value="0.931613" calcext:value-type="float">
            <text:p>0.9316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187" calcext:value-type="float">
            <text:p>0.973187</text:p>
          </table:table-cell>
          <table:table-cell office:value-type="float" office:value="0.064364" calcext:value-type="float">
            <text:p>0.064364</text:p>
          </table:table-cell>
          <table:table-cell office:value-type="float" office:value="0.908682" calcext:value-type="float">
            <text:p>0.9086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099" calcext:value-type="float">
            <text:p>0.973099</text:p>
          </table:table-cell>
          <table:table-cell office:value-type="float" office:value="0.064072" calcext:value-type="float">
            <text:p>0.064072</text:p>
          </table:table-cell>
          <table:table-cell office:value-type="float" office:value="0.908887" calcext:value-type="float">
            <text:p>0.9088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7875" calcext:value-type="float">
            <text:p>0.997875</text:p>
          </table:table-cell>
          <table:table-cell office:value-type="float" office:value="0.064303" calcext:value-type="float">
            <text:p>0.064303</text:p>
          </table:table-cell>
          <table:table-cell office:value-type="float" office:value="0.933432" calcext:value-type="float">
            <text:p>0.933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4831" calcext:value-type="float">
            <text:p>0.964831</text:p>
          </table:table-cell>
          <table:table-cell office:value-type="float" office:value="0.064636" calcext:value-type="float">
            <text:p>0.064636</text:p>
          </table:table-cell>
          <table:table-cell office:value-type="float" office:value="0.900011" calcext:value-type="float">
            <text:p>0.9000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386" calcext:value-type="float">
            <text:p>0.975386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911026" calcext:value-type="float">
            <text:p>0.9110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9666" calcext:value-type="float">
            <text:p>0.979666</text:p>
          </table:table-cell>
          <table:table-cell office:value-type="float" office:value="0.064113" calcext:value-type="float">
            <text:p>0.064113</text:p>
          </table:table-cell>
          <table:table-cell office:value-type="float" office:value="0.915411" calcext:value-type="float">
            <text:p>0.9154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5825" calcext:value-type="float">
            <text:p>0.995825</text:p>
          </table:table-cell>
          <table:table-cell office:value-type="float" office:value="0.064269" calcext:value-type="float">
            <text:p>0.064269</text:p>
          </table:table-cell>
          <table:table-cell office:value-type="float" office:value="0.931416" calcext:value-type="float">
            <text:p>0.9314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1653" calcext:value-type="float">
            <text:p>0.961653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897497" calcext:value-type="float">
            <text:p>0.8974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407" calcext:value-type="float">
            <text:p>0.98407</text:p>
          </table:table-cell>
          <table:table-cell office:value-type="float" office:value="0.064071" calcext:value-type="float">
            <text:p>0.064071</text:p>
          </table:table-cell>
          <table:table-cell office:value-type="float" office:value="0.919857" calcext:value-type="float">
            <text:p>0.9198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452" calcext:value-type="float">
            <text:p>0.985452</text:p>
          </table:table-cell>
          <table:table-cell office:value-type="float" office:value="0.064338" calcext:value-type="float">
            <text:p>0.064338</text:p>
          </table:table-cell>
          <table:table-cell office:value-type="float" office:value="0.920969" calcext:value-type="float">
            <text:p>0.9209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7644" calcext:value-type="float">
            <text:p>0.997644</text:p>
          </table:table-cell>
          <table:table-cell office:value-type="float" office:value="0.064285" calcext:value-type="float">
            <text:p>0.064285</text:p>
          </table:table-cell>
          <table:table-cell office:value-type="float" office:value="0.93322" calcext:value-type="float">
            <text:p>0.93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47" calcext:value-type="float">
            <text:p>0.97447</text:p>
          </table:table-cell>
          <table:table-cell office:value-type="float" office:value="0.064354" calcext:value-type="float">
            <text:p>0.064354</text:p>
          </table:table-cell>
          <table:table-cell office:value-type="float" office:value="0.909974" calcext:value-type="float">
            <text:p>0.9099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6501" calcext:value-type="float">
            <text:p>0.976501</text:p>
          </table:table-cell>
          <table:table-cell office:value-type="float" office:value="0.064259" calcext:value-type="float">
            <text:p>0.064259</text:p>
          </table:table-cell>
          <table:table-cell office:value-type="float" office:value="0.912103" calcext:value-type="float">
            <text:p>0.912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6728" calcext:value-type="float">
            <text:p>0.966728</text:p>
          </table:table-cell>
          <table:table-cell office:value-type="float" office:value="0.06408" calcext:value-type="float">
            <text:p>0.06408</text:p>
          </table:table-cell>
          <table:table-cell office:value-type="float" office:value="0.902509" calcext:value-type="float">
            <text:p>0.9025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035982582736" calcext:value-type="float">
            <text:p>3.16035982582736</text:p>
          </table:table-cell>
          <table:table-cell office:value-type="float" office:value="0.0187671722375713" calcext:value-type="float">
            <text:p>0.018767172237571</text:p>
          </table:table-cell>
          <table:table-cell table:number-columns-repeated="8"/>
        </table:table-row>
        <table:table-row table:style-name="ro1">
          <table:table-cell office:value-type="float" office:value="0.967976" calcext:value-type="float">
            <text:p>0.967976</text:p>
          </table:table-cell>
          <table:table-cell office:value-type="float" office:value="0.064277" calcext:value-type="float">
            <text:p>0.064277</text:p>
          </table:table-cell>
          <table:table-cell office:value-type="float" office:value="0.903559" calcext:value-type="float">
            <text:p>0.9035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6163" calcext:value-type="float">
            <text:p>0.966163</text:p>
          </table:table-cell>
          <table:table-cell office:value-type="float" office:value="0.064038" calcext:value-type="float">
            <text:p>0.064038</text:p>
          </table:table-cell>
          <table:table-cell office:value-type="float" office:value="0.901976" calcext:value-type="float">
            <text:p>0.9019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2:28:34.937824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5T12:31:41.061374874</dc:date>
    <meta:editing-duration>PT11M31S</meta:editing-duration>
    <meta:editing-cycles>2</meta:editing-cycles>
    <meta:generator>LibreOffice/6.4.6.2$Linux_X86_64 LibreOffice_project/40$Build-2</meta:generator>
    <meta:document-statistic meta:table-count="1" meta:cell-count="21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Average total execution time</text:p>
        </chart:title>
        <chart:subtitle svg:x="6.448cm" svg:y="1.275cm" chart:style-name="ch3">
          <text:p>Sample size: 100</text:p>
        </chart:subtitle>
        <chart:legend chart:legend-position="end" svg:x="12.44cm" svg:y="4.201cm" style:legend-expansion="high" chart:style-name="ch4"/>
        <chart:plot-area chart:style-name="ch5" table:cell-range-address="'cuda-results'.J14:'cuda-results'.K17" chart:data-source-has-labels="both" svg:x="1.331cm" svg:y="2.138cm" svg:width="10.789cm" svg:height="5.701cm">
          <chartooo:coordinate-region svg:x="2.243cm" svg:y="2.337cm" svg:width="9.877cm" svg:height="4.855cm"/>
          <chart:axis chart:dimension="x" chart:name="primary-x" chart:style-name="ch6" chartooo:axis-type="auto">
            <chartooo:date-scale/>
            <chart:title svg:x="5.702cm" svg:y="8.019cm" chart:style-name="ch7">
              <text:p># of iterations</text:p>
            </chart:title>
            <chart:categories table:cell-range-address="'cuda-results'.J15:'cuda-results'.J17"/>
          </chart:axis>
          <chart:axis chart:dimension="y" chart:name="primary-y" chart:style-name="ch8">
            <chart:title svg:x="0.451cm" svg:y="5.627cm" chart:style-name="ch9">
              <text:p>Time (s)</text:p>
            </chart:title>
            <chart:grid chart:style-name="ch10" chart:class="major"/>
          </chart:axis>
          <chart:series chart:style-name="ch11" chart:values-cell-range-address="'cuda-results'.K15:'cuda-results'.K17" chart:label-cell-address="'cuda-results'.K14:'cuda-results'.K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otal time</text:p>
                <draw:g>
                  <svg:desc>'cuda-results'.K14:'cuda-results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15:'cuda-results'.J17</svg:desc>
                </draw:g>
              </table:table-cell>
              <table:table-cell office:value-type="float" office:value="0.92971711">
                <text:p>0.92971711</text:p>
                <draw:g>
                  <svg:desc>'cuda-results'.K15:'cuda-results'.K17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0.94780062">
                <text:p>0.94780062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0.980070249999999">
                <text:p>0.98007024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Average calculation time</text:p>
        </chart:title>
        <chart:subtitle svg:x="6.448cm" svg:y="1.275cm" chart:style-name="ch3">
          <text:p>Sample size: 100</text:p>
        </chart:subtitle>
        <chart:legend chart:legend-position="end" svg:x="11.461cm" svg:y="4.201cm" style:legend-expansion="high" chart:style-name="ch4"/>
        <chart:plot-area chart:style-name="ch5" table:cell-range-address="'cuda-results'.J20:'cuda-results'.K23" chart:data-source-has-labels="both" svg:x="1.331cm" svg:y="2.138cm" svg:width="9.81cm" svg:height="5.701cm">
          <chartooo:coordinate-region svg:x="2.243cm" svg:y="2.338cm" svg:width="8.898cm" svg:height="4.854cm"/>
          <chart:axis chart:dimension="x" chart:name="primary-x" chart:style-name="ch6" chartooo:axis-type="auto">
            <chartooo:date-scale/>
            <chart:title svg:x="5.213cm" svg:y="8.019cm" chart:style-name="ch7">
              <text:p># of iterations</text:p>
            </chart:title>
            <chart:categories table:cell-range-address="'cuda-results'.J21:'cuda-results'.J23"/>
          </chart:axis>
          <chart:axis chart:dimension="y" chart:name="primary-y" chart:style-name="ch8">
            <chart:title svg:x="0.451cm" svg:y="6.434cm" chart:style-name="ch9">
              <text:p>Calculation time (s)</text:p>
            </chart:title>
            <chart:grid chart:style-name="ch10" chart:class="major"/>
          </chart:axis>
          <chart:series chart:style-name="ch11" chart:values-cell-range-address="'cuda-results'.K21:'cuda-results'.K23" chart:label-cell-address="'cuda-results'.K20:'cuda-results'.K2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calculation time</text:p>
                <draw:g>
                  <svg:desc>'cuda-results'.K20:'cuda-results'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21:'cuda-results'.J23</svg:desc>
                </draw:g>
              </table:table-cell>
              <table:table-cell office:value-type="float" office:value="0.01608097">
                <text:p>0.01608097</text:p>
                <draw:g>
                  <svg:desc>'cuda-results'.K21:'cuda-results'.K23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0.0321147">
                <text:p>0.0321147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0.06417807">
                <text:p>0.064178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